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Linux Libertine" svg:font-family="'Linux Libertine', Georgia, Times, serif"/>
    <style:font-face style:name="Lohit Devanagari1" svg:font-family="'Lohit Devanagari'"/>
    <style:font-face style:name="Menlo" svg:font-family="Menlo, Consolas, monaco, monospace"/>
    <style:font-face style:name="Nunito" svg:font-family="Nunito, sans-serif"/>
    <style:font-face style:name="Roboto" svg:font-family="Roboto, Arial, Gadget, sans-serif"/>
    <style:font-face style:name="arial" svg:font-family="arial, helvetica"/>
    <style:font-face style:name="inherit" svg:font-family="inherit"/>
    <style:font-face style:name="sans-serif" svg:font-family="sans-serif"/>
    <style:font-face style:name="var theme-question-title-font-family" svg:font-family="'var theme-question-titl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P1" style:family="paragraph" style:parent-style-name="Heading_20_1">
      <style:paragraph-properties fo:margin-top="0in" fo:margin-bottom="0in" loext:contextual-spacing="false" fo:text-align="start" style:justify-single-word="false"/>
      <style:text-properties fo:font-variant="normal" fo:text-transform="none" fo:color="#000000" style:font-name="arial" fo:font-size="22pt" fo:letter-spacing="normal" fo:font-style="normal" fo:font-weight="bold" officeooo:rsid="00aa6a0a" officeooo:paragraph-rsid="00062104" style:font-size-asian="22pt" style:font-weight-asian="bold" style:font-size-complex="22pt" style:font-weight-complex="bold"/>
    </style:style>
    <style:style style:name="P2" style:family="paragraph" style:parent-style-name="Heading_20_1">
      <style:paragraph-properties fo:margin-top="0in" fo:margin-bottom="0in" loext:contextual-spacing="false" fo:text-align="start" style:justify-single-word="false"/>
      <style:text-properties fo:font-variant="normal" fo:text-transform="none" fo:color="#000000" style:font-name="arial" fo:font-size="22pt" fo:letter-spacing="normal" fo:font-style="normal" fo:font-weight="bold" officeooo:rsid="0035bafc" officeooo:paragraph-rsid="0035bafc" style:font-size-asian="22pt" style:font-weight-asian="bold" style:font-size-complex="22pt" style:font-weight-complex="bold"/>
    </style:style>
    <style:style style:name="P3" style:family="paragraph" style:parent-style-name="Preformatted_20_Text">
      <style:paragraph-properties fo:margin-top="0in" fo:margin-bottom="0in" loext:contextual-spacing="false" fo:text-align="start" style:justify-single-word="false"/>
      <style:text-properties fo:font-variant="normal" fo:text-transform="none" fo:color="#000000" style:font-name="arial" fo:font-size="22pt" fo:letter-spacing="normal" fo:font-style="normal" fo:font-weight="bold" officeooo:rsid="00aa6a0a" officeooo:paragraph-rsid="00062104" style:font-size-asian="22pt" style:font-weight-asian="bold" style:font-size-complex="22pt" style:font-weight-complex="bold"/>
    </style:style>
    <style:style style:name="P4" style:family="paragraph" style:parent-style-name="Standard">
      <style:paragraph-properties fo:margin-top="0in" fo:margin-bottom="0in" loext:contextual-spacing="false" fo:text-align="start" style:justify-single-word="false"/>
      <style:text-properties fo:font-variant="normal" fo:text-transform="none" fo:color="#00a933" style:font-name="arial" fo:font-size="22pt" fo:letter-spacing="normal" fo:font-style="normal" fo:font-weight="normal" officeooo:rsid="00d23535" officeooo:paragraph-rsid="00062104" style:font-size-asian="22pt" style:font-weight-asian="normal" style:font-size-complex="22pt" style:font-weight-complex="normal"/>
    </style:style>
    <style:style style:name="P5" style:family="paragraph" style:parent-style-name="Standard">
      <style:paragraph-properties fo:margin-top="0in" fo:margin-bottom="0in" loext:contextual-spacing="false" fo:text-align="start" style:justify-single-word="false"/>
      <style:text-properties fo:font-variant="normal" fo:text-transform="none" fo:color="#000000" style:font-name="arial" fo:font-size="16pt" fo:letter-spacing="normal" fo:font-style="normal" fo:font-weight="bold" officeooo:rsid="00aa6a0a" officeooo:paragraph-rsid="00062104" style:font-size-asian="16pt" style:font-weight-asian="bold" style:font-size-complex="16pt" style:font-weight-complex="bold"/>
    </style:style>
    <style:style style:name="P6" style:family="paragraph" style:parent-style-name="Standard">
      <style:paragraph-properties fo:margin-top="0in" fo:margin-bottom="0in" loext:contextual-spacing="false" fo:text-align="start" style:justify-single-word="false"/>
      <style:text-properties fo:font-variant="normal" fo:text-transform="none" fo:color="#000000" style:font-name="arial" fo:font-size="16pt" fo:letter-spacing="normal" fo:font-style="normal" fo:font-weight="bold" officeooo:rsid="00ac90e7" officeooo:paragraph-rsid="00062104" style:font-size-asian="16pt" style:font-weight-asian="bold" style:font-size-complex="16pt" style:font-weight-complex="bold"/>
    </style:style>
    <style:style style:name="P7" style:family="paragraph" style:parent-style-name="Standard">
      <style:paragraph-properties fo:margin-top="0in" fo:margin-bottom="0in" loext:contextual-spacing="false" fo:text-align="start" style:justify-single-word="false"/>
      <style:text-properties fo:font-variant="normal" fo:text-transform="none" fo:color="#000000" style:font-name="arial" fo:font-size="16pt" fo:letter-spacing="normal" fo:font-style="normal" fo:font-weight="bold" officeooo:rsid="00c8447a" officeooo:paragraph-rsid="00062104" style:font-size-asian="16pt" style:font-weight-asian="bold" style:font-size-complex="16pt" style:font-weight-complex="bold"/>
    </style:style>
    <style:style style:name="P8" style:family="paragraph" style:parent-style-name="Standard">
      <style:paragraph-properties fo:margin-top="0in" fo:margin-bottom="0in" loext:contextual-spacing="false" fo:text-align="start" style:justify-single-word="false"/>
      <style:text-properties fo:font-variant="normal" fo:text-transform="none" fo:color="#000000" style:font-name="arial" fo:font-size="16pt" fo:letter-spacing="normal" fo:font-style="normal" fo:font-weight="bold" officeooo:rsid="00079f08" officeooo:paragraph-rsid="00079f08" style:font-size-asian="16pt" style:font-weight-asian="bold" style:font-size-complex="16pt" style:font-weight-complex="bold"/>
    </style:style>
    <style:style style:name="P9" style:family="paragraph" style:parent-style-name="Standard">
      <style:paragraph-properties fo:margin-top="0in" fo:margin-bottom="0in" loext:contextual-spacing="false" fo:text-align="start" style:justify-single-word="false"/>
      <style:text-properties fo:font-variant="normal" fo:text-transform="none" fo:color="#000000" style:font-name="arial" fo:font-size="22pt" fo:letter-spacing="normal" fo:font-style="normal" fo:font-weight="bold" officeooo:rsid="00aa6a0a" officeooo:paragraph-rsid="00062104" style:font-size-asian="22pt" style:font-weight-asian="bold" style:font-size-complex="22pt" style:font-weight-complex="bold"/>
    </style:style>
    <style:style style:name="P10" style:family="paragraph" style:parent-style-name="Standard">
      <style:paragraph-properties fo:margin-top="0in" fo:margin-bottom="0in" loext:contextual-spacing="false" fo:text-align="start" style:justify-single-word="false"/>
      <style:text-properties fo:font-variant="normal" fo:text-transform="none" fo:color="#000000" style:font-name="arial" fo:font-size="22pt" fo:letter-spacing="normal" fo:font-style="normal" fo:font-weight="bold" officeooo:rsid="00d23535" officeooo:paragraph-rsid="00062104" style:font-size-asian="22pt" style:font-weight-asian="bold" style:font-size-complex="22pt" style:font-weight-complex="bold"/>
    </style:style>
    <style:style style:name="P11" style:family="paragraph" style:parent-style-name="Standard">
      <style:paragraph-properties fo:margin-top="0in" fo:margin-bottom="0in" loext:contextual-spacing="false" fo:text-align="start" style:justify-single-word="false"/>
      <style:text-properties fo:font-variant="normal" fo:text-transform="none" fo:color="#000000" style:font-name="arial" fo:font-size="22pt" fo:letter-spacing="normal" fo:font-style="normal" fo:font-weight="bold" officeooo:rsid="010ab1aa" officeooo:paragraph-rsid="00062104" style:font-size-asian="22pt" style:font-weight-asian="bold" style:font-size-complex="22pt" style:font-weight-complex="bold"/>
    </style:style>
    <style:style style:name="P12" style:family="paragraph" style:parent-style-name="Standard">
      <style:paragraph-properties fo:margin-top="0in" fo:margin-bottom="0in" loext:contextual-spacing="false" fo:text-align="start" style:justify-single-word="false"/>
      <style:text-properties fo:font-variant="normal" fo:text-transform="none" fo:color="#000000" style:font-name="arial" fo:font-size="22pt" fo:letter-spacing="normal" fo:font-style="normal" fo:font-weight="bold" officeooo:rsid="010b0214" officeooo:paragraph-rsid="00062104" style:font-size-asian="22pt" style:font-weight-asian="bold" style:font-size-complex="22pt" style:font-weight-complex="bold"/>
    </style:style>
    <style:style style:name="P13" style:family="paragraph" style:parent-style-name="Standard">
      <style:paragraph-properties fo:margin-top="0in" fo:margin-bottom="0in" loext:contextual-spacing="false" fo:text-align="start" style:justify-single-word="false"/>
      <style:text-properties fo:font-variant="normal" fo:text-transform="none" fo:color="#000000" style:font-name="arial" fo:font-size="22pt" fo:letter-spacing="normal" fo:font-style="normal" fo:font-weight="normal" officeooo:rsid="00aa6a0a" officeooo:paragraph-rsid="00062104" style:font-size-asian="22pt" style:font-weight-asian="normal" style:font-size-complex="22pt" style:font-weight-complex="normal"/>
    </style:style>
    <style:style style:name="P14"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4pt" fo:letter-spacing="normal" fo:font-style="normal" fo:font-weight="normal" officeooo:rsid="00a48cf8" officeooo:paragraph-rsid="00062104" style:font-size-asian="14pt" style:font-weight-asian="bold" style:font-size-complex="14pt" style:font-weight-complex="bold"/>
    </style:style>
    <style:style style:name="P15"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4pt" fo:letter-spacing="normal" fo:font-style="normal" fo:font-weight="normal" officeooo:rsid="00a48cf8" officeooo:paragraph-rsid="0047a8bf" style:font-size-asian="14pt" style:font-weight-asian="bold" style:font-size-complex="14pt" style:font-weight-complex="bold"/>
    </style:style>
    <style:style style:name="P16"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4pt" fo:letter-spacing="normal" fo:font-style="normal" fo:font-weight="normal" officeooo:rsid="00a48cf8" officeooo:paragraph-rsid="00460aa8" style:font-size-asian="14pt" style:font-weight-asian="bold" style:font-size-complex="14pt" style:font-weight-complex="bold"/>
    </style:style>
    <style:style style:name="P17"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4pt" fo:letter-spacing="normal" fo:font-style="normal" fo:font-weight="normal" officeooo:rsid="012b3bda" officeooo:paragraph-rsid="00062104" style:font-size-asian="14pt" style:font-weight-asian="bold" style:font-size-complex="14pt" style:font-weight-complex="bold"/>
    </style:style>
    <style:style style:name="P18"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4pt" fo:letter-spacing="normal" fo:font-style="normal" fo:font-weight="normal" officeooo:rsid="0047a8bf" officeooo:paragraph-rsid="0047a8bf" style:font-size-asian="14pt" style:font-weight-asian="bold" style:font-size-complex="14pt" style:font-weight-complex="bold"/>
    </style:style>
    <style:style style:name="P19"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4pt" fo:letter-spacing="normal" fo:font-style="normal" fo:font-weight="normal" officeooo:rsid="00460aa8" officeooo:paragraph-rsid="00460aa8" style:font-size-asian="14pt" style:font-weight-asian="bold" style:font-size-complex="14pt" style:font-weight-complex="bold"/>
    </style:style>
    <style:style style:name="P20"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4pt" fo:letter-spacing="normal" fo:font-style="normal" fo:font-weight="normal" officeooo:rsid="00a82732" officeooo:paragraph-rsid="00a82732" style:font-size-asian="14pt" style:font-weight-asian="bold" style:font-size-complex="14pt" style:font-weight-complex="bold"/>
    </style:style>
    <style:style style:name="P21"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8pt" fo:letter-spacing="normal" fo:font-style="normal" fo:font-weight="bold" officeooo:rsid="00473f3f" officeooo:paragraph-rsid="00473f3f" style:font-size-asian="18pt" style:font-weight-asian="bold" style:font-size-complex="18pt" style:font-weight-complex="bold"/>
    </style:style>
    <style:style style:name="P22"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8pt" fo:letter-spacing="normal" fo:font-style="normal" fo:font-weight="bold" officeooo:rsid="005c3a14" officeooo:paragraph-rsid="005c3a14" style:font-size-asian="18pt" style:font-weight-asian="bold" style:font-size-complex="18pt" style:font-weight-complex="bold"/>
    </style:style>
    <style:style style:name="P23"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8pt" fo:letter-spacing="normal" fo:font-style="normal" fo:font-weight="bold" officeooo:rsid="005e47a6" officeooo:paragraph-rsid="005e47a6" style:font-size-asian="18pt" style:font-weight-asian="bold" style:font-size-complex="18pt" style:font-weight-complex="bold"/>
    </style:style>
    <style:style style:name="P24"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8pt" fo:letter-spacing="normal" fo:font-style="normal" fo:font-weight="bold" officeooo:rsid="00460aa8" officeooo:paragraph-rsid="00460aa8" style:font-size-asian="18pt" style:font-weight-asian="bold" style:font-size-complex="18pt" style:font-weight-complex="bold"/>
    </style:style>
    <style:style style:name="P25"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8pt" fo:letter-spacing="normal" fo:font-style="normal" fo:font-weight="bold" officeooo:rsid="00adc97a" officeooo:paragraph-rsid="00adc97a" style:font-size-asian="18pt" style:font-weight-asian="bold" style:font-size-complex="18pt" style:font-weight-complex="bold"/>
    </style:style>
    <style:style style:name="P26" style:family="paragraph" style:parent-style-name="Standard">
      <style:paragraph-properties fo:margin-top="0in" fo:margin-bottom="0in" loext:contextual-spacing="false" fo:text-align="start" style:justify-single-word="false"/>
      <style:text-properties fo:font-variant="normal" fo:text-transform="none" fo:color="#158466" style:font-name="arial" fo:font-size="10pt" fo:letter-spacing="normal" fo:font-style="normal" fo:font-weight="normal" officeooo:rsid="00460aa8" officeooo:paragraph-rsid="00460aa8" style:font-size-asian="10pt" style:font-weight-asian="normal" style:font-size-complex="10pt" style:font-weight-complex="normal"/>
    </style:style>
    <style:style style:name="P27" style:family="paragraph" style:parent-style-name="Standard">
      <style:paragraph-properties fo:margin-top="0in" fo:margin-bottom="0in" loext:contextual-spacing="false" fo:text-align="start" style:justify-single-word="false"/>
      <style:text-properties fo:font-variant="normal" fo:text-transform="none" fo:color="#444444" style:font-name="Arial" fo:font-size="6pt" fo:letter-spacing="normal" fo:font-style="normal" fo:font-weight="normal" officeooo:rsid="00080bfc" officeooo:paragraph-rsid="001ee3e5" style:font-size-asian="6pt" style:font-weight-asian="bold" style:font-size-complex="6pt" style:font-weight-complex="bold"/>
    </style:style>
    <style:style style:name="P28" style:family="paragraph" style:parent-style-name="Standard">
      <style:paragraph-properties fo:margin-top="0in" fo:margin-bottom="0in" loext:contextual-spacing="false" fo:text-align="start" style:justify-single-word="false"/>
      <style:text-properties fo:font-variant="normal" fo:text-transform="none" fo:color="#444444" style:font-name="Arial" fo:font-size="6pt" fo:letter-spacing="normal" fo:font-style="normal" fo:font-weight="normal" officeooo:rsid="00080bfc" officeooo:paragraph-rsid="0064ff86" style:font-size-asian="6pt" style:font-weight-asian="bold" style:font-size-complex="6pt" style:font-weight-complex="bold"/>
    </style:style>
    <style:style style:name="P29" style:family="paragraph" style:parent-style-name="Text_20_body">
      <style:paragraph-properties fo:margin-top="0in" fo:margin-bottom="0in" loext:contextual-spacing="false" fo:text-align="start" style:justify-single-word="false"/>
      <style:text-properties fo:font-variant="normal" fo:text-transform="none" fo:color="#000000" style:font-name="arial" fo:font-size="15pt" fo:letter-spacing="normal" fo:font-style="normal" fo:font-weight="normal" officeooo:rsid="0035bafc" officeooo:paragraph-rsid="0035bafc" style:font-size-asian="15pt" style:font-weight-asian="normal" style:font-size-complex="15pt" style:font-weight-complex="normal"/>
    </style:style>
    <style:style style:name="P30" style:family="paragraph" style:parent-style-name="Text_20_body">
      <style:paragraph-properties fo:margin-top="0in" fo:margin-bottom="0in" loext:contextual-spacing="false" fo:text-align="start" style:justify-single-word="false"/>
      <style:text-properties fo:font-variant="normal" fo:text-transform="none" fo:color="#000000" style:font-name="arial" fo:font-size="22pt" fo:letter-spacing="normal" fo:font-style="normal" fo:font-weight="bold" officeooo:rsid="00aa6a0a" officeooo:paragraph-rsid="00062104" style:font-size-asian="22pt" style:font-weight-asian="bold" style:font-size-complex="22pt" style:font-weight-complex="bold"/>
    </style:style>
    <style:style style:name="P31" style:family="paragraph" style:parent-style-name="Text_20_body">
      <style:paragraph-properties fo:margin-top="0in" fo:margin-bottom="0in" loext:contextual-spacing="false" fo:text-align="start" style:justify-single-word="false"/>
      <style:text-properties fo:font-variant="normal" fo:text-transform="none" fo:color="#000000" style:font-name="arial" fo:font-size="22pt" fo:letter-spacing="normal" fo:font-style="normal" fo:font-weight="bold" officeooo:rsid="00393124" officeooo:paragraph-rsid="00393124" style:font-size-asian="22pt" style:font-weight-asian="bold" style:font-size-complex="22pt" style:font-weight-complex="bold"/>
    </style:style>
    <style:style style:name="P32" style:family="paragraph" style:parent-style-name="Text_20_body">
      <style:paragraph-properties fo:margin-top="0in" fo:margin-bottom="0in" loext:contextual-spacing="false" fo:text-align="start" style:justify-single-word="false"/>
      <style:text-properties fo:font-variant="normal" fo:text-transform="none" fo:color="#000000" style:font-name="arial" fo:font-size="16pt" fo:letter-spacing="normal" fo:font-style="normal" fo:font-weight="normal" officeooo:rsid="00393124" officeooo:paragraph-rsid="00393124" style:font-size-asian="16pt" style:font-weight-asian="normal" style:font-size-complex="16pt" style:font-weight-complex="normal"/>
    </style:style>
    <style:style style:name="P33" style:family="paragraph" style:parent-style-name="Text_20_body">
      <style:paragraph-properties fo:margin-top="0in" fo:margin-bottom="0in" loext:contextual-spacing="false" fo:text-align="start" style:justify-single-word="false"/>
      <style:text-properties fo:font-variant="normal" fo:text-transform="none" fo:color="#000000" style:font-name="arial" fo:font-size="16pt" fo:letter-spacing="normal" fo:font-style="normal" fo:font-weight="normal" officeooo:rsid="00393124" officeooo:paragraph-rsid="008e7ec5" style:font-size-asian="16pt" style:font-weight-asian="normal" style:font-size-complex="16pt" style:font-weight-complex="normal"/>
    </style:style>
    <style:style style:name="P34" style:family="paragraph" style:parent-style-name="Text_20_body">
      <style:paragraph-properties fo:margin-top="0in" fo:margin-bottom="0in" loext:contextual-spacing="false" fo:text-align="start" style:justify-single-word="false"/>
      <style:text-properties fo:font-variant="normal" fo:text-transform="none" fo:color="#444444" style:font-name="Arial" fo:font-size="12pt" fo:letter-spacing="normal" fo:font-style="normal" fo:font-weight="normal" officeooo:rsid="00782491" officeooo:paragraph-rsid="00782491" style:font-size-asian="12pt" style:font-weight-asian="bold" style:font-size-complex="12pt" style:font-weight-complex="bold"/>
    </style:style>
    <style:style style:name="P35" style:family="paragraph" style:parent-style-name="Preformatted_20_Text">
      <style:paragraph-properties fo:margin-top="0in" fo:margin-bottom="0in" loext:contextual-spacing="false" fo:line-height="130%" fo:text-align="start" style:justify-single-word="false" fo:orphans="2" fo:widows="2" fo:padding="0in" fo:border="none"/>
      <style:text-properties officeooo:paragraph-rsid="003e9837"/>
    </style:style>
    <style:style style:name="P36" style:family="paragraph" style:parent-style-name="Preformatted_20_Text">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officeooo:paragraph-rsid="00062104"/>
    </style:style>
    <style:style style:name="P37" style:family="paragraph" style:parent-style-name="Preformatted_20_Text">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officeooo:paragraph-rsid="003e9837"/>
    </style:style>
    <style:style style:name="P38" style:family="paragraph" style:parent-style-name="Preformatted_20_Text">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158466" style:font-name="arial" fo:font-size="14pt" fo:letter-spacing="normal" fo:font-style="normal" fo:font-weight="normal" officeooo:rsid="003e9837" style:font-size-asian="14pt" style:font-weight-asian="bold" style:font-size-complex="14pt" style:font-weight-complex="bold"/>
    </style:style>
    <style:style style:name="P39" style:family="paragraph" style:parent-style-name="Preformatted_20_Text">
      <style:paragraph-properties fo:margin-left="0in" fo:margin-right="0in" fo:margin-top="0in" fo:margin-bottom="0.0402in" loext:contextual-spacing="false" fo:line-height="130%" fo:text-align="start" style:justify-single-word="false" fo:orphans="2" fo:widows="2" fo:text-indent="0in" style:auto-text-indent="false" fo:padding="0in" fo:border="none"/>
      <style:text-properties officeooo:paragraph-rsid="00062104"/>
    </style:style>
    <style:style style:name="P40" style:family="paragraph" style:parent-style-name="Preformatted_20_Text">
      <style:paragraph-properties fo:margin-left="0in" fo:margin-right="0in" fo:margin-top="0in" fo:margin-bottom="0.0402in" loext:contextual-spacing="false" fo:line-height="130%" fo:text-align="start" style:justify-single-word="false" fo:orphans="2" fo:widows="2" fo:text-indent="0in" style:auto-text-indent="false" fo:padding="0in" fo:border="none"/>
      <style:text-properties fo:font-variant="normal" fo:text-transform="none" fo:color="#242729" style:font-name="Arial1" fo:font-size="14pt" fo:letter-spacing="normal" fo:font-style="normal" fo:font-weight="normal" officeooo:rsid="00a48cf8" officeooo:paragraph-rsid="00062104" style:font-size-asian="14pt" style:font-size-complex="14pt"/>
    </style:style>
    <style:style style:name="P41" style:family="paragraph" style:parent-style-name="Text_20_body">
      <style:paragraph-properties fo:margin-left="0in" fo:margin-right="0in" fo:line-height="100%" fo:orphans="2" fo:widows="2" fo:text-indent="0in" style:auto-text-indent="false"/>
    </style:style>
    <style:style style:name="P42" style:family="paragraph" style:parent-style-name="Preformatted_20_Text">
      <style:paragraph-properties fo:margin-left="0in" fo:margin-right="0in" fo:margin-top="0.1043in" fo:margin-bottom="0.1043in" loext:contextual-spacing="false" fo:orphans="2" fo:widows="2" fo:text-indent="0in" style:auto-text-indent="false" fo:padding="0in" fo:border="none"/>
      <style:text-properties fo:font-variant="normal" fo:text-transform="none" fo:color="#c9211e" style:font-name="sans-serif" fo:letter-spacing="normal" fo:font-style="normal" fo:font-weight="normal"/>
    </style:style>
    <style:style style:name="P43"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6pt" fo:letter-spacing="normal" fo:font-style="normal" fo:font-weight="bold" officeooo:rsid="00ac90e7" officeooo:paragraph-rsid="00062104" style:font-size-asian="16pt" style:font-weight-asian="bold" style:font-size-complex="16pt" style:font-weight-complex="bold"/>
    </style:style>
    <style:style style:name="P44"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6pt" fo:letter-spacing="normal" fo:font-style="normal" fo:font-weight="bold" officeooo:rsid="0110e67d" officeooo:paragraph-rsid="00062104" style:font-size-asian="16pt" style:font-weight-asian="bold" style:font-size-complex="16pt" style:font-weight-complex="bold"/>
    </style:style>
    <style:style style:name="P45"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6pt" fo:letter-spacing="normal" fo:font-style="normal" fo:font-weight="bold" officeooo:rsid="00aa6a0a" officeooo:paragraph-rsid="00062104" style:font-size-asian="16pt" style:font-weight-asian="bold" style:font-size-complex="16pt" style:font-weight-complex="bold"/>
    </style:style>
    <style:style style:name="P46"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6pt" fo:letter-spacing="normal" fo:font-style="normal" fo:font-weight="bold" officeooo:rsid="00079f08" officeooo:paragraph-rsid="00079f08" style:font-size-asian="16pt" style:font-weight-asian="bold" style:font-size-complex="16pt" style:font-weight-complex="bold"/>
    </style:style>
    <style:style style:name="P47"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6pt" fo:letter-spacing="normal" fo:font-style="normal" fo:font-weight="bold" officeooo:rsid="00079f08" officeooo:paragraph-rsid="001067fa" style:font-size-asian="16pt" style:font-weight-asian="bold" style:font-size-complex="16pt" style:font-weight-complex="bold"/>
    </style:style>
    <style:style style:name="P48"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6pt" fo:letter-spacing="normal" fo:font-style="normal" fo:font-weight="bold" officeooo:rsid="00080bfc" officeooo:paragraph-rsid="00080bfc" style:font-size-asian="16pt" style:font-weight-asian="bold" style:font-size-complex="16pt" style:font-weight-complex="bold"/>
    </style:style>
    <style:style style:name="P49"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6pt" fo:letter-spacing="normal" fo:font-style="normal" fo:font-weight="bold" officeooo:rsid="000ad3ed" officeooo:paragraph-rsid="000ad3ed" style:font-size-asian="16pt" style:font-weight-asian="bold" style:font-size-complex="16pt" style:font-weight-complex="bold"/>
    </style:style>
    <style:style style:name="P50"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22pt" fo:letter-spacing="normal" fo:font-style="normal" fo:font-weight="bold" officeooo:rsid="00aa6a0a" officeooo:paragraph-rsid="00062104" style:font-size-asian="22pt" style:font-weight-asian="bold" style:font-size-complex="22pt" style:font-weight-complex="bold"/>
    </style:style>
    <style:style style:name="P51"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2pt" fo:letter-spacing="normal" fo:font-style="normal" fo:font-weight="normal" officeooo:rsid="00080bfc" officeooo:paragraph-rsid="00080bfc" style:font-size-asian="12pt" style:font-weight-asian="normal" style:font-size-complex="12pt" style:font-weight-complex="normal"/>
    </style:style>
    <style:style style:name="P52"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2pt" fo:letter-spacing="normal" fo:font-style="normal" fo:font-weight="normal" officeooo:rsid="00080bfc" officeooo:paragraph-rsid="0032707a" style:font-size-asian="12pt" style:font-weight-asian="normal" style:font-size-complex="12pt" style:font-weight-complex="normal"/>
    </style:style>
    <style:style style:name="P53"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2pt" fo:letter-spacing="normal" fo:font-style="normal" fo:font-weight="normal" officeooo:rsid="00282275" officeooo:paragraph-rsid="00282275" style:font-size-asian="12pt" style:font-weight-asian="normal" style:font-size-complex="12pt" style:font-weight-complex="normal"/>
    </style:style>
    <style:style style:name="P54"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2pt" fo:letter-spacing="normal" fo:font-style="normal" fo:font-weight="normal" officeooo:rsid="0028bfed" officeooo:paragraph-rsid="0028bfed" style:font-size-asian="12pt" style:font-weight-asian="normal" style:font-size-complex="12pt" style:font-weight-complex="normal"/>
    </style:style>
    <style:style style:name="P55"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2pt" fo:letter-spacing="normal" fo:font-style="normal" fo:font-weight="normal" officeooo:paragraph-rsid="0032707a" style:font-size-asian="12pt" style:font-weight-asian="normal" style:font-size-complex="12pt" style:font-weight-complex="normal"/>
    </style:style>
    <style:style style:name="P56"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2pt" fo:letter-spacing="normal" fo:font-style="normal" fo:font-weight="bold" officeooo:rsid="00080bfc" officeooo:paragraph-rsid="00080bfc" style:font-size-asian="12pt" style:font-weight-asian="bold" style:font-size-complex="12pt" style:font-weight-complex="bold"/>
    </style:style>
    <style:style style:name="P57"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2pt" fo:letter-spacing="normal" fo:font-style="normal" fo:font-weight="bold" officeooo:rsid="0028bfed" officeooo:paragraph-rsid="00282275" style:font-size-asian="12pt" style:font-weight-asian="bold" style:font-size-complex="12pt" style:font-weight-complex="bold"/>
    </style:style>
    <style:style style:name="P58"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4pt" fo:letter-spacing="normal" fo:font-style="normal" fo:font-weight="bold" officeooo:rsid="0028bfed" officeooo:paragraph-rsid="0028bfed" style:font-size-asian="14pt" style:font-weight-asian="bold" style:font-size-complex="14pt" style:font-weight-complex="bold"/>
    </style:style>
    <style:style style:name="P59"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1pt" fo:letter-spacing="normal" fo:font-style="normal" fo:font-weight="normal" officeooo:rsid="00080bfc" officeooo:paragraph-rsid="00080bfc" style:font-size-asian="11pt" style:font-weight-asian="normal" style:font-size-complex="11pt" style:font-weight-complex="normal"/>
    </style:style>
    <style:style style:name="P60" style:family="paragraph" style:parent-style-name="Standard">
      <style:paragraph-properties fo:margin-top="0in" fo:margin-bottom="0.2in" loext:contextual-spacing="false" fo:text-align="start" style:justify-single-word="false"/>
      <style:text-properties fo:font-variant="normal" fo:text-transform="none" fo:color="#000000" style:font-name="arial" fo:font-size="11pt" fo:letter-spacing="normal" fo:font-style="normal" fo:font-weight="normal" officeooo:rsid="00080bfc" officeooo:paragraph-rsid="000ad3ed" style:font-size-asian="11pt" style:font-weight-asian="normal" style:font-size-complex="11pt" style:font-weight-complex="normal"/>
    </style:style>
    <style:style style:name="P61" style:family="paragraph" style:parent-style-name="Standard">
      <style:paragraph-properties fo:margin-top="0in" fo:margin-bottom="0.2in" loext:contextual-spacing="false" fo:text-align="start" style:justify-single-word="false"/>
      <style:text-properties fo:font-variant="normal" fo:text-transform="none" fo:color="#000000" style:font-name="Chandas" fo:font-size="15pt" fo:letter-spacing="normal" fo:font-style="normal" fo:font-weight="bold" officeooo:rsid="00080bfc" officeooo:paragraph-rsid="001ee3e5" style:font-size-asian="12pt" style:font-weight-asian="bold" style:font-size-complex="12pt" style:font-weight-complex="bold"/>
    </style:style>
    <style:style style:name="P62" style:family="paragraph" style:parent-style-name="Standard">
      <style:paragraph-properties fo:margin-top="0in" fo:margin-bottom="0.2in" loext:contextual-spacing="false" fo:text-align="start" style:justify-single-word="false"/>
      <style:text-properties fo:font-variant="normal" fo:text-transform="none" fo:color="#c9211e" style:font-name="arial" fo:font-size="26pt" fo:letter-spacing="normal" fo:font-style="normal" fo:font-weight="bold" officeooo:rsid="0121dded" officeooo:paragraph-rsid="00062104" style:font-size-asian="26pt" style:font-weight-asian="bold" style:font-size-complex="26pt" style:font-weight-complex="bold"/>
    </style:style>
    <style:style style:name="P63" style:family="paragraph" style:parent-style-name="Standard">
      <style:paragraph-properties fo:margin-top="0in" fo:margin-bottom="0.2in" loext:contextual-spacing="false" fo:text-align="start" style:justify-single-word="false"/>
      <style:text-properties fo:font-variant="normal" fo:text-transform="none" fo:color="#c9211e" style:font-name="arial" fo:font-size="14pt" fo:letter-spacing="normal" fo:font-style="normal" fo:font-weight="normal" officeooo:rsid="00499691" officeooo:paragraph-rsid="00499691" style:font-size-asian="14pt" style:font-weight-asian="bold" style:font-size-complex="14pt" style:font-weight-complex="bold"/>
    </style:style>
    <style:style style:name="P64" style:family="paragraph" style:parent-style-name="Standard">
      <style:paragraph-properties fo:margin-top="0in" fo:margin-bottom="0.2in" loext:contextual-spacing="false" fo:text-align="start" style:justify-single-word="false"/>
      <style:text-properties fo:font-variant="normal" fo:text-transform="none" fo:color="#158466" style:font-name="arial" fo:font-size="14pt" fo:letter-spacing="normal" fo:font-style="normal" fo:font-weight="normal" officeooo:rsid="00a48cf8" officeooo:paragraph-rsid="00062104" style:font-size-asian="14pt" style:font-weight-asian="bold" style:font-size-complex="14pt" style:font-weight-complex="bold"/>
    </style:style>
    <style:style style:name="P65" style:family="paragraph" style:parent-style-name="Standard">
      <style:paragraph-properties fo:margin-top="0in" fo:margin-bottom="0.2in" loext:contextual-spacing="false" fo:text-align="start" style:justify-single-word="false"/>
      <style:text-properties fo:font-variant="normal" fo:text-transform="none" fo:color="#158466" style:font-name="arial" fo:font-size="14pt" fo:letter-spacing="normal" fo:font-style="normal" fo:font-weight="normal" officeooo:rsid="00a48cf8" officeooo:paragraph-rsid="003e9837" style:font-size-asian="14pt" style:font-weight-asian="bold" style:font-size-complex="14pt" style:font-weight-complex="bold"/>
    </style:style>
    <style:style style:name="P66" style:family="paragraph" style:parent-style-name="Standard">
      <style:paragraph-properties fo:margin-top="0in" fo:margin-bottom="0.2in" loext:contextual-spacing="false" fo:text-align="start" style:justify-single-word="false"/>
      <style:text-properties fo:font-variant="normal" fo:text-transform="none" fo:color="#158466" style:font-name="arial" fo:font-size="14pt" fo:letter-spacing="normal" fo:font-style="normal" fo:font-weight="normal" officeooo:rsid="012b2dc1" officeooo:paragraph-rsid="00062104" style:font-size-asian="14pt" style:font-weight-asian="bold" style:font-size-complex="14pt" style:font-weight-complex="bold"/>
    </style:style>
    <style:style style:name="P67" style:family="paragraph" style:parent-style-name="Standard">
      <style:paragraph-properties fo:margin-top="0in" fo:margin-bottom="0.2in" loext:contextual-spacing="false" fo:text-align="start" style:justify-single-word="false"/>
      <style:text-properties fo:font-variant="normal" fo:text-transform="none" fo:color="#158466" style:font-name="arial" fo:font-size="14pt" fo:letter-spacing="normal" fo:font-style="normal" fo:font-weight="normal" officeooo:rsid="012b2dc1" officeooo:paragraph-rsid="00431f6e" style:font-size-asian="14pt" style:font-weight-asian="bold" style:font-size-complex="14pt" style:font-weight-complex="bold"/>
    </style:style>
    <style:style style:name="P68" style:family="paragraph" style:parent-style-name="Standard">
      <style:paragraph-properties fo:margin-top="0in" fo:margin-bottom="0.2in" loext:contextual-spacing="false" fo:text-align="start" style:justify-single-word="false"/>
      <style:text-properties fo:font-variant="normal" fo:text-transform="none" fo:color="#158466" style:font-name="arial" fo:font-size="14pt" fo:letter-spacing="normal" fo:font-style="normal" fo:font-weight="normal" officeooo:rsid="00eb308d" officeooo:paragraph-rsid="00062104" style:font-size-asian="14pt" style:font-weight-asian="bold" style:font-size-complex="14pt" style:font-weight-complex="bold"/>
    </style:style>
    <style:style style:name="P69" style:family="paragraph" style:parent-style-name="Standard">
      <style:paragraph-properties fo:margin-top="0in" fo:margin-bottom="0.2in" loext:contextual-spacing="false" fo:text-align="start" style:justify-single-word="false"/>
      <style:text-properties fo:font-variant="normal" fo:text-transform="none" fo:color="#158466" style:font-name="arial" fo:font-size="14pt" fo:letter-spacing="normal" fo:font-style="normal" fo:font-weight="normal" officeooo:rsid="00801a43" officeooo:paragraph-rsid="00801a43" style:font-size-asian="14pt" style:font-weight-asian="bold" style:font-size-complex="14pt" style:font-weight-complex="bold"/>
    </style:style>
    <style:style style:name="P70" style:family="paragraph" style:parent-style-name="Standard">
      <style:paragraph-properties fo:margin-top="0in" fo:margin-bottom="0.2in" loext:contextual-spacing="false" fo:text-align="start" style:justify-single-word="false"/>
      <style:text-properties fo:font-variant="normal" fo:text-transform="none" fo:color="#158466" style:font-name="arial" fo:font-size="14pt" fo:letter-spacing="normal" fo:font-style="normal" fo:font-weight="normal" officeooo:rsid="003e9837" officeooo:paragraph-rsid="003e9837" style:font-name-asian="Noto Sans Mono CJK SC" style:font-size-asian="14pt" style:font-weight-asian="bold" style:font-name-complex="Liberation Mono" style:font-size-complex="14pt" style:font-weight-complex="bold"/>
    </style:style>
    <style:style style:name="P71" style:family="paragraph" style:parent-style-name="Standard">
      <style:paragraph-properties fo:margin-top="0in" fo:margin-bottom="0.2in" loext:contextual-spacing="false" fo:text-align="start" style:justify-single-word="false"/>
      <style:text-properties fo:font-variant="normal" fo:text-transform="none" fo:color="#158466" style:font-name="arial" fo:font-size="14pt" fo:letter-spacing="normal" fo:font-style="normal" fo:font-weight="normal" officeooo:rsid="003f08b0" officeooo:paragraph-rsid="003f08b0" style:font-name-asian="Noto Sans Mono CJK SC" style:font-size-asian="14pt" style:font-weight-asian="bold" style:font-name-complex="Liberation Mono" style:font-size-complex="14pt" style:font-weight-complex="bold"/>
    </style:style>
    <style:style style:name="P72" style:family="paragraph" style:parent-style-name="Standard">
      <style:paragraph-properties fo:margin-top="0in" fo:margin-bottom="0.2in" loext:contextual-spacing="false" fo:text-align="start" style:justify-single-word="false"/>
      <style:text-properties fo:font-variant="normal" fo:text-transform="none" fo:color="#158466" style:font-name="arial" fo:font-size="11pt" fo:letter-spacing="normal" fo:font-style="normal" fo:font-weight="normal" officeooo:rsid="012b2dc1" officeooo:paragraph-rsid="00062104" style:font-size-asian="11pt" style:font-weight-asian="bold" style:font-size-complex="11pt" style:font-weight-complex="bold"/>
    </style:style>
    <style:style style:name="P73" style:family="paragraph" style:parent-style-name="Standard">
      <style:paragraph-properties fo:margin-top="0in" fo:margin-bottom="0.2in" loext:contextual-spacing="false" fo:text-align="start" style:justify-single-word="false"/>
      <style:text-properties fo:font-variant="normal" fo:text-transform="none" fo:color="#4f5d6c" style:font-name="Roboto" fo:font-size="12pt" fo:letter-spacing="normal" fo:font-style="normal" fo:font-weight="normal" officeooo:rsid="00080bfc" officeooo:paragraph-rsid="001ee3e5" style:font-size-asian="12pt" style:font-weight-asian="bold" style:font-size-complex="12pt" style:font-weight-complex="bold"/>
    </style:style>
    <style:style style:name="P74" style:family="paragraph" style:parent-style-name="Standard">
      <style:paragraph-properties fo:margin-top="0in" fo:margin-bottom="0.2in" loext:contextual-spacing="false" fo:text-align="start" style:justify-single-word="false"/>
      <style:text-properties fo:font-variant="normal" fo:text-transform="none" fo:color="#444444" style:font-name="Arial" fo:font-size="12pt" fo:letter-spacing="normal" fo:font-style="normal" fo:font-weight="normal" officeooo:rsid="00080bfc" officeooo:paragraph-rsid="001ee3e5" style:font-size-asian="12pt" style:font-weight-asian="bold" style:font-size-complex="12pt" style:font-weight-complex="bold"/>
    </style:style>
    <style:style style:name="P75" style:family="paragraph" style:parent-style-name="Standard">
      <style:paragraph-properties fo:margin-top="0in" fo:margin-bottom="0.2in" loext:contextual-spacing="false" fo:text-align="start" style:justify-single-word="false"/>
      <style:text-properties fo:font-variant="normal" fo:text-transform="none" fo:color="#444444" style:font-name="Arial" fo:font-size="12pt" fo:letter-spacing="normal" fo:font-style="normal" fo:font-weight="normal" officeooo:rsid="00080bfc" officeooo:paragraph-rsid="0022abc8" style:font-size-asian="12pt" style:font-weight-asian="bold" style:font-size-complex="12pt" style:font-weight-complex="bold"/>
    </style:style>
    <style:style style:name="P76" style:family="paragraph" style:parent-style-name="Standard">
      <style:paragraph-properties fo:margin-top="0in" fo:margin-bottom="0.2in" loext:contextual-spacing="false" fo:text-align="start" style:justify-single-word="false"/>
      <style:text-properties fo:font-variant="normal" fo:text-transform="none" fo:color="#444444" style:font-name="Arial" fo:font-size="12pt" fo:letter-spacing="normal" fo:font-style="normal" fo:font-weight="normal" officeooo:rsid="007705e1" officeooo:paragraph-rsid="007705e1" style:font-size-asian="12pt" style:font-weight-asian="bold" style:font-size-complex="12pt" style:font-weight-complex="bold"/>
    </style:style>
    <style:style style:name="P77" style:family="paragraph" style:parent-style-name="Standard">
      <style:paragraph-properties fo:margin-top="0in" fo:margin-bottom="0.2in" loext:contextual-spacing="false" fo:text-align="start" style:justify-single-word="false"/>
      <style:text-properties fo:font-variant="normal" fo:text-transform="none" fo:color="#444444" style:font-name="Arial" fo:font-size="12pt" fo:letter-spacing="normal" fo:font-style="normal" fo:font-weight="normal" officeooo:rsid="00782491" officeooo:paragraph-rsid="00782491" style:font-size-asian="12pt" style:font-weight-asian="bold" style:font-size-complex="12pt" style:font-weight-complex="bold"/>
    </style:style>
    <style:style style:name="P78" style:family="paragraph" style:parent-style-name="Standard">
      <style:paragraph-properties fo:margin-top="0in" fo:margin-bottom="0.2in" loext:contextual-spacing="false" fo:text-align="start" style:justify-single-word="false"/>
      <style:text-properties fo:font-variant="normal" fo:text-transform="none" fo:color="#444444" style:font-name="Arial" fo:font-size="14pt" fo:letter-spacing="normal" fo:font-style="normal" fo:font-weight="bold" officeooo:rsid="00080bfc" officeooo:paragraph-rsid="001f8aa8" style:font-size-asian="14pt" style:font-weight-asian="bold" style:font-size-complex="14pt" style:font-weight-complex="bold"/>
    </style:style>
    <style:style style:name="P79" style:family="paragraph" style:parent-style-name="Standard">
      <style:paragraph-properties fo:margin-top="0in" fo:margin-bottom="0.2in" loext:contextual-spacing="false" fo:text-align="start" style:justify-single-word="false"/>
      <style:text-properties fo:font-variant="normal" fo:text-transform="none" fo:color="#444444" style:font-name="Arial" fo:font-size="14pt" fo:letter-spacing="normal" fo:font-style="normal" fo:font-weight="bold" officeooo:rsid="0023ebc7" officeooo:paragraph-rsid="0022abc8" style:font-size-asian="14pt" style:font-weight-asian="bold" style:font-size-complex="14pt" style:font-weight-complex="bold"/>
    </style:style>
    <style:style style:name="P80" style:family="paragraph" style:parent-style-name="Standard">
      <style:paragraph-properties fo:margin-top="0in" fo:margin-bottom="0.2in" loext:contextual-spacing="false" fo:text-align="start" style:justify-single-word="false"/>
      <style:text-properties officeooo:paragraph-rsid="00282275"/>
    </style:style>
    <style:style style:name="P81" style:family="paragraph" style:parent-style-name="Standard">
      <style:paragraph-properties fo:margin-top="0in" fo:margin-bottom="0.2in" loext:contextual-spacing="false" fo:text-align="start" style:justify-single-word="false"/>
      <style:text-properties officeooo:paragraph-rsid="0028bfed"/>
    </style:style>
    <style:style style:name="P82" style:family="paragraph" style:parent-style-name="Standard">
      <style:paragraph-properties fo:margin-top="0in" fo:margin-bottom="0.2in" loext:contextual-spacing="false" fo:text-align="start" style:justify-single-word="false"/>
      <style:text-properties fo:font-size="12pt" fo:font-weight="bold" officeooo:paragraph-rsid="00282275" style:font-size-asian="12pt" style:font-weight-asian="bold" style:font-size-complex="12pt" style:font-weight-complex="bold"/>
    </style:style>
    <style:style style:name="P83" style:family="paragraph" style:parent-style-name="Heading_20_3">
      <style:paragraph-properties fo:margin-top="0in" fo:margin-bottom="0.2in" loext:contextual-spacing="false" fo:text-align="start" style:justify-single-word="false"/>
      <style:text-properties fo:font-variant="normal" fo:text-transform="none" fo:color="#3498db" style:font-name="Nunito" fo:font-size="22.5pt" fo:letter-spacing="normal" fo:font-style="normal" fo:font-weight="normal" officeooo:rsid="00080bfc" officeooo:paragraph-rsid="00080bfc" style:font-size-asian="16pt" style:font-weight-asian="bold" style:font-size-complex="16pt" style:font-weight-complex="bold"/>
    </style:style>
    <style:style style:name="P84" style:family="paragraph" style:parent-style-name="Heading_20_3">
      <style:paragraph-properties fo:margin-top="0in" fo:margin-bottom="0.2in" loext:contextual-spacing="false" fo:text-align="start" style:justify-single-word="false"/>
      <style:text-properties fo:font-variant="normal" fo:text-transform="none" fo:color="#3498db" style:font-name="Nunito" fo:font-size="22.5pt" fo:letter-spacing="normal" fo:font-style="normal" fo:font-weight="normal" officeooo:rsid="005379f4" officeooo:paragraph-rsid="005379f4" style:font-size-asian="16pt" style:font-weight-asian="bold" style:font-size-complex="16pt" style:font-weight-complex="bold"/>
    </style:style>
    <style:style style:name="P85" style:family="paragraph" style:parent-style-name="Heading_20_3">
      <style:paragraph-properties fo:margin-top="0in" fo:margin-bottom="0.2in" loext:contextual-spacing="false" fo:text-align="start" style:justify-single-word="false"/>
      <style:text-properties fo:font-variant="normal" fo:text-transform="none" fo:color="#000000" style:font-name="arial" fo:font-size="16pt" fo:letter-spacing="normal" fo:font-style="normal" fo:font-weight="bold" officeooo:rsid="00080bfc" officeooo:paragraph-rsid="00080bfc" style:font-size-asian="16pt" style:font-weight-asian="bold" style:font-size-complex="16pt" style:font-weight-complex="bold"/>
    </style:style>
    <style:style style:name="P86" style:family="paragraph" style:parent-style-name="Heading_20_3">
      <style:paragraph-properties fo:margin-top="0in" fo:margin-bottom="0.2in" loext:contextual-spacing="false" fo:text-align="start" style:justify-single-word="false"/>
      <style:text-properties fo:font-variant="normal" fo:text-transform="none" fo:color="#000000" style:font-name="Nunito" fo:font-size="14pt" fo:letter-spacing="normal" fo:font-style="normal" fo:font-weight="bold" officeooo:rsid="0038e4bb" officeooo:paragraph-rsid="0038e4bb" fo:background-color="transparent" style:font-size-asian="14pt" style:font-weight-asian="bold" style:font-size-complex="14pt" style:font-weight-complex="bold"/>
    </style:style>
    <style:style style:name="P87" style:family="paragraph" style:parent-style-name="Text_20_body">
      <style:paragraph-properties fo:margin-top="0in" fo:margin-bottom="0.2in" loext:contextual-spacing="false" fo:text-align="start" style:justify-single-word="false"/>
      <style:text-properties fo:font-variant="normal" fo:text-transform="none" fo:color="#000000" style:font-name="Nunito" fo:font-size="14pt" fo:letter-spacing="normal" fo:font-style="normal" fo:font-weight="normal" officeooo:rsid="00124b97" officeooo:paragraph-rsid="00124b97" fo:background-color="transparent" style:font-size-asian="14pt" style:font-weight-asian="bold" style:font-size-complex="14pt" style:font-weight-complex="bold"/>
    </style:style>
    <style:style style:name="P88" style:family="paragraph" style:parent-style-name="Text_20_body">
      <style:paragraph-properties fo:margin-top="0in" fo:margin-bottom="0.2in" loext:contextual-spacing="false" fo:text-align="start" style:justify-single-word="false"/>
      <style:text-properties fo:font-variant="normal" fo:text-transform="none" fo:color="#000000" style:font-name="Nunito" fo:font-size="14pt" fo:letter-spacing="normal" fo:font-style="normal" fo:font-weight="normal" officeooo:rsid="0059864f" officeooo:paragraph-rsid="0059864f" fo:background-color="transparent" style:font-size-asian="14pt" style:font-weight-asian="bold" style:font-size-complex="14pt" style:font-weight-complex="bold"/>
    </style:style>
    <style:style style:name="P89" style:family="paragraph" style:parent-style-name="Text_20_body">
      <style:paragraph-properties fo:margin-top="0in" fo:margin-bottom="0.2in" loext:contextual-spacing="false" fo:text-align="start" style:justify-single-word="false"/>
      <style:text-properties fo:font-variant="normal" fo:text-transform="none" fo:color="#000000" style:font-name="Nunito" fo:font-size="14pt" fo:letter-spacing="normal" fo:font-style="normal" fo:font-weight="bold" officeooo:rsid="0059864f" officeooo:paragraph-rsid="0059a7db" fo:background-color="transparent" style:font-size-asian="14pt" style:font-weight-asian="bold" style:font-size-complex="14pt" style:font-weight-complex="bold"/>
    </style:style>
    <style:style style:name="P90" style:family="paragraph" style:parent-style-name="Text_20_body">
      <style:paragraph-properties fo:margin-top="0in" fo:margin-bottom="0.2in" loext:contextual-spacing="false" fo:text-align="start" style:justify-single-word="false"/>
      <style:text-properties fo:font-variant="normal" fo:text-transform="none" fo:color="#000000" style:font-name="Nunito" fo:font-size="12pt" fo:letter-spacing="normal" fo:font-style="normal" fo:font-weight="normal" officeooo:rsid="0059a7db" officeooo:paragraph-rsid="0059a7db" fo:background-color="transparent" style:font-size-asian="12pt" style:font-weight-asian="bold" style:font-size-complex="12pt" style:font-weight-complex="bold"/>
    </style:style>
    <style:style style:name="P91" style:family="paragraph" style:parent-style-name="Text_20_body">
      <style:paragraph-properties fo:margin-top="0in" fo:margin-bottom="0.2in" loext:contextual-spacing="false" fo:text-align="start" style:justify-single-word="false"/>
      <style:text-properties fo:font-variant="normal" fo:text-transform="none" fo:color="#3498db" style:font-name="Nunito" fo:font-size="22.5pt" fo:letter-spacing="normal" fo:font-style="normal" fo:font-weight="normal" officeooo:rsid="005379f4" officeooo:paragraph-rsid="005379f4" style:font-size-asian="16pt" style:font-weight-asian="bold" style:font-size-complex="16pt" style:font-weight-complex="bold"/>
    </style:style>
    <style:style style:name="P92" style:family="paragraph" style:parent-style-name="Text_20_body">
      <style:paragraph-properties fo:margin-top="0in" fo:margin-bottom="0.2in" loext:contextual-spacing="false" fo:text-align="start" style:justify-single-word="false"/>
      <style:text-properties fo:font-variant="normal" fo:text-transform="none" fo:color="#3498db" style:font-name="Nunito" fo:font-size="22.5pt" fo:letter-spacing="normal" fo:font-style="normal" fo:font-weight="normal" officeooo:rsid="00696317" officeooo:paragraph-rsid="00696317" style:font-size-asian="16pt" style:font-weight-asian="bold" style:font-size-complex="16pt" style:font-weight-complex="bold"/>
    </style:style>
    <style:style style:name="P93" style:family="paragraph" style:parent-style-name="Text_20_body">
      <style:paragraph-properties fo:margin-top="0in" fo:margin-bottom="0.2in" loext:contextual-spacing="false" fo:text-align="start" style:justify-single-word="false"/>
      <style:text-properties fo:font-variant="normal" fo:text-transform="none" fo:color="#3498db" style:font-name="Nunito" fo:font-size="22.5pt" fo:letter-spacing="normal" fo:font-style="normal" fo:font-weight="normal" officeooo:rsid="00080bfc" officeooo:paragraph-rsid="005379f4" style:font-size-asian="16pt" style:font-weight-asian="bold" style:font-size-complex="16pt" style:font-weight-complex="bold"/>
    </style:style>
    <style:style style:name="P94" style:family="paragraph" style:parent-style-name="Text_20_body">
      <style:paragraph-properties fo:margin-top="0in" fo:margin-bottom="0.2in" loext:contextual-spacing="false" fo:text-align="start" style:justify-single-word="false"/>
      <style:text-properties fo:font-variant="normal" fo:text-transform="none" fo:color="#3498db" style:font-name="Nunito" fo:font-size="22.5pt" fo:letter-spacing="normal" fo:font-style="normal" fo:font-weight="normal" officeooo:rsid="0086a241" officeooo:paragraph-rsid="0086a241" style:font-size-asian="16pt" style:font-weight-asian="bold" style:font-size-complex="16pt" style:font-weight-complex="bold"/>
    </style:style>
    <style:style style:name="P95" style:family="paragraph" style:parent-style-name="Text_20_body">
      <style:paragraph-properties fo:margin-top="0in" fo:margin-bottom="0.2in" loext:contextual-spacing="false" fo:text-align="start" style:justify-single-word="false"/>
      <style:text-properties fo:font-variant="normal" fo:text-transform="none" fo:color="#3498db" style:font-name="Nunito" fo:font-size="15pt" fo:letter-spacing="normal" fo:font-style="normal" fo:font-weight="normal" officeooo:rsid="005379f4" officeooo:paragraph-rsid="005379f4" style:font-size-asian="15pt" style:font-weight-asian="bold" style:font-size-complex="15pt" style:font-weight-complex="bold"/>
    </style:style>
    <style:style style:name="P96" style:family="paragraph" style:parent-style-name="Text_20_body">
      <style:paragraph-properties fo:margin-top="0in" fo:margin-bottom="0.2in" loext:contextual-spacing="false" fo:text-align="start" style:justify-single-word="false"/>
      <style:text-properties fo:font-variant="normal" fo:text-transform="none" fo:color="#3498db" style:font-name="Nunito" fo:font-size="12pt" fo:letter-spacing="normal" fo:font-style="normal" fo:font-weight="normal" officeooo:rsid="005379f4" officeooo:paragraph-rsid="005379f4" style:font-size-asian="12pt" style:font-weight-asian="bold" style:font-size-complex="12pt" style:font-weight-complex="bold"/>
    </style:style>
    <style:style style:name="P97" style:family="paragraph" style:parent-style-name="Text_20_body">
      <style:paragraph-properties fo:margin-top="0in" fo:margin-bottom="0.2in" loext:contextual-spacing="false" fo:text-align="start" style:justify-single-word="false"/>
      <style:text-properties fo:font-variant="normal" fo:text-transform="none" fo:color="#3498db" style:font-name="Nunito" fo:font-size="14pt" fo:letter-spacing="normal" fo:font-style="normal" fo:font-weight="normal" officeooo:rsid="0086a241" officeooo:paragraph-rsid="0086a241" style:font-size-asian="14pt" style:font-weight-asian="bold" style:font-size-complex="14pt" style:font-weight-complex="bold"/>
    </style:style>
    <style:style style:name="P98" style:family="paragraph" style:parent-style-name="Text_20_body">
      <style:paragraph-properties fo:margin-top="0in" fo:margin-bottom="0.2in" loext:contextual-spacing="false" fo:text-align="start" style:justify-single-word="false"/>
      <style:text-properties fo:font-variant="normal" fo:text-transform="none" fo:color="#444444" style:font-name="Arial" fo:font-size="12pt" fo:letter-spacing="normal" fo:font-style="normal" fo:font-weight="normal" officeooo:rsid="00782491" officeooo:paragraph-rsid="00782491" style:font-size-asian="12pt" style:font-weight-asian="bold" style:font-size-complex="12pt" style:font-weight-complex="bold"/>
    </style:style>
    <style:style style:name="P99" style:family="paragraph" style:parent-style-name="Heading_20_1">
      <style:paragraph-properties fo:margin-top="0in" fo:margin-bottom="0.2in" loext:contextual-spacing="false" fo:text-align="start" style:justify-single-word="false"/>
      <style:text-properties fo:font-variant="normal" fo:text-transform="none" fo:color="#000000" style:font-name="arial" fo:font-size="16pt" fo:letter-spacing="normal" fo:font-style="normal" fo:font-weight="bold" officeooo:rsid="00080bfc" officeooo:paragraph-rsid="00080bfc" style:font-size-asian="16pt" style:font-weight-asian="bold" style:font-size-complex="16pt" style:font-weight-complex="bold"/>
    </style:style>
    <style:style style:name="P100" style:family="paragraph" style:parent-style-name="Heading_20_1">
      <style:paragraph-properties fo:margin-top="0in" fo:margin-bottom="0.2in" loext:contextual-spacing="false" fo:text-align="start" style:justify-single-word="false"/>
      <style:text-properties fo:font-variant="normal" fo:text-transform="none" fo:color="#c9211e" style:font-name="sans-serif" fo:font-size="14pt" fo:letter-spacing="normal" fo:font-style="normal" fo:font-weight="normal" officeooo:rsid="003e9837" officeooo:paragraph-rsid="003e9837" style:font-name-asian="Noto Sans Mono CJK SC" style:font-size-asian="14pt" style:font-weight-asian="bold" style:font-name-complex="Liberation Mono" style:font-size-complex="14pt" style:font-weight-complex="bold"/>
    </style:style>
    <style:style style:name="P101" style:family="paragraph" style:parent-style-name="Preformatted_20_Text">
      <style:paragraph-properties fo:margin-top="0in" fo:margin-bottom="0.2in" loext:contextual-spacing="false" fo:text-align="start" style:justify-single-word="false"/>
      <style:text-properties fo:font-variant="normal" fo:text-transform="none" fo:color="#000000" style:font-name="arial" fo:font-size="16pt" fo:letter-spacing="normal" fo:font-style="normal" fo:font-weight="bold" officeooo:rsid="00080bfc" officeooo:paragraph-rsid="00080bfc" style:font-size-asian="16pt" style:font-weight-asian="bold" style:font-size-complex="16pt" style:font-weight-complex="bold"/>
    </style:style>
    <style:style style:name="P102" style:family="paragraph" style:parent-style-name="Preformatted_20_Text">
      <style:paragraph-properties fo:margin-top="0in" fo:margin-bottom="0.2in" loext:contextual-spacing="false" fo:text-align="start" style:justify-single-word="false"/>
      <style:text-properties fo:font-variant="normal" fo:text-transform="none" fo:color="#158466" style:font-name="arial" fo:font-size="14pt" fo:letter-spacing="normal" fo:font-style="normal" fo:font-weight="normal" officeooo:rsid="00a48cf8" officeooo:paragraph-rsid="00062104" style:font-size-asian="14pt" style:font-weight-asian="bold" style:font-size-complex="14pt" style:font-weight-complex="bold"/>
    </style:style>
    <style:style style:name="P103" style:family="paragraph" style:parent-style-name="Table_20_Contents">
      <style:paragraph-properties fo:margin-top="0in" fo:margin-bottom="0.2in" loext:contextual-spacing="false" fo:text-align="start" style:justify-single-word="false"/>
      <style:text-properties fo:font-variant="normal" fo:text-transform="none" fo:color="#444444" style:font-name="Menlo" fo:font-size="10.5pt" fo:letter-spacing="normal" fo:font-style="normal" fo:font-weight="normal" officeooo:rsid="003f5e8b" officeooo:paragraph-rsid="00b30815" style:font-size-asian="11pt" style:font-weight-asian="bold" style:font-size-complex="11pt" style:font-weight-complex="bold"/>
    </style:style>
    <style:style style:name="P104" style:family="paragraph" style:parent-style-name="Standard">
      <style:paragraph-properties fo:margin-top="0in" fo:margin-bottom="0.0402in" loext:contextual-spacing="false" fo:text-align="start" style:justify-single-word="false"/>
      <style:text-properties fo:font-variant="normal" fo:text-transform="none" fo:color="#000000" style:font-name="arial" fo:font-size="16pt" fo:letter-spacing="normal" fo:font-style="normal" fo:font-weight="bold" officeooo:rsid="00aa6a0a" officeooo:paragraph-rsid="00062104" style:font-size-asian="16pt" style:font-weight-asian="bold" style:font-size-complex="16pt" style:font-weight-complex="bold"/>
    </style:style>
    <style:style style:name="P105" style:family="paragraph" style:parent-style-name="Standard">
      <style:paragraph-properties fo:margin-top="0in" fo:margin-bottom="0.0402in" loext:contextual-spacing="false" fo:text-align="start" style:justify-single-word="false"/>
      <style:text-properties fo:font-variant="normal" fo:text-transform="none" fo:color="#000000" style:font-name="arial" fo:font-size="22pt" fo:letter-spacing="normal" fo:font-style="normal" fo:font-weight="bold" officeooo:rsid="00aa6a0a" officeooo:paragraph-rsid="00062104" style:font-size-asian="22pt" style:font-weight-asian="bold" style:font-size-complex="22pt" style:font-weight-complex="bold"/>
    </style:style>
    <style:style style:name="P106" style:family="paragraph" style:parent-style-name="Standard">
      <style:paragraph-properties fo:margin-top="0in" fo:margin-bottom="0.0402in" loext:contextual-spacing="false" fo:text-align="start" style:justify-single-word="false"/>
      <style:text-properties fo:font-variant="normal" fo:text-transform="none" fo:color="#242729" style:font-name="arial" fo:font-size="14pt" fo:letter-spacing="normal" fo:font-style="normal" fo:font-weight="normal" officeooo:rsid="00a48cf8" officeooo:paragraph-rsid="00062104" style:font-size-asian="14pt" style:font-weight-asian="bold" style:font-size-complex="14pt" style:font-weight-complex="bold"/>
    </style:style>
    <style:style style:name="P107" style:family="paragraph" style:parent-style-name="Standard">
      <style:paragraph-properties fo:margin-top="0in" fo:margin-bottom="0.0402in" loext:contextual-spacing="false" fo:text-align="start" style:justify-single-word="false"/>
      <style:text-properties officeooo:paragraph-rsid="00062104"/>
    </style:style>
    <style:style style:name="P108" style:family="paragraph" style:parent-style-name="Standard">
      <style:paragraph-properties fo:margin-top="0in" fo:margin-bottom="0.0201in" loext:contextual-spacing="false" fo:text-align="start" style:justify-single-word="false"/>
      <style:text-properties fo:font-variant="normal" fo:text-transform="none" fo:color="#000000" style:font-name="arial" fo:font-size="16pt" fo:letter-spacing="normal" fo:font-style="normal" fo:font-weight="bold" officeooo:rsid="00e0fa99" officeooo:paragraph-rsid="00062104" style:font-size-asian="16pt" style:font-weight-asian="bold" style:font-size-complex="16pt" style:font-weight-complex="bold"/>
    </style:style>
    <style:style style:name="P109" style:family="paragraph" style:parent-style-name="Standard">
      <style:paragraph-properties fo:margin-top="0in" fo:margin-bottom="0.0201in" loext:contextual-spacing="false" fo:text-align="start" style:justify-single-word="false"/>
      <style:text-properties fo:font-variant="normal" fo:text-transform="none" fo:color="#000000" style:font-name="arial" fo:font-size="16pt" fo:letter-spacing="normal" fo:font-style="normal" fo:font-weight="bold" officeooo:rsid="00aa6a0a" officeooo:paragraph-rsid="00062104" style:font-size-asian="16pt" style:font-weight-asian="bold" style:font-size-complex="16pt" style:font-weight-complex="bold"/>
    </style:style>
    <style:style style:name="P110" style:family="paragraph" style:parent-style-name="Standard">
      <style:paragraph-properties fo:margin-top="0in" fo:margin-bottom="0.0201in" loext:contextual-spacing="false" fo:text-align="start" style:justify-single-word="false"/>
      <style:text-properties fo:font-variant="normal" fo:text-transform="none" fo:color="#000000" style:font-name="arial" fo:font-size="16pt" fo:letter-spacing="normal" fo:font-style="normal" fo:font-weight="normal" officeooo:rsid="00aa6a0a" officeooo:paragraph-rsid="00062104" style:font-size-asian="16pt" style:font-weight-asian="normal" style:font-size-complex="16pt" style:font-weight-complex="normal"/>
    </style:style>
    <style:style style:name="P111" style:family="paragraph" style:parent-style-name="Table_20_Contents">
      <style:paragraph-properties fo:text-align="start" style:justify-single-word="false"/>
      <style:text-properties style:font-name="arial" fo:font-size="11pt" style:font-size-asian="11pt" style:font-size-complex="11pt"/>
    </style:style>
    <style:style style:name="P112" style:family="paragraph" style:parent-style-name="Table_20_Contents">
      <style:paragraph-properties fo:text-align="start" style:justify-single-word="false"/>
      <style:text-properties style:font-name="arial" fo:font-size="18pt" officeooo:rsid="008b40ae" officeooo:paragraph-rsid="008b40ae" style:font-size-asian="18pt" style:font-size-complex="18pt"/>
    </style:style>
    <style:style style:name="P113" style:family="paragraph" style:parent-style-name="Table_20_Contents">
      <style:paragraph-properties fo:text-align="start" style:justify-single-word="false"/>
      <style:text-properties style:font-name="arial" fo:font-size="10pt" officeooo:rsid="008b40ae" officeooo:paragraph-rsid="008b40ae" style:font-size-asian="10pt" style:font-size-complex="10pt"/>
    </style:style>
    <style:style style:name="P114" style:family="paragraph" style:parent-style-name="Table_20_Contents">
      <style:paragraph-properties fo:text-align="start" style:justify-single-word="false"/>
      <style:text-properties style:font-name="arial" fo:font-size="14pt" officeooo:rsid="0097e841" officeooo:paragraph-rsid="0097e841" style:font-size-asian="14pt" style:font-size-complex="14pt"/>
    </style:style>
    <style:style style:name="P115" style:family="paragraph" style:parent-style-name="Table_20_Contents">
      <style:paragraph-properties fo:text-align="start" style:justify-single-word="false"/>
      <style:text-properties style:font-name="Nunito" fo:font-size="22.5pt" officeooo:rsid="009de9cf" officeooo:paragraph-rsid="009de9cf" style:font-size-asian="16pt" style:font-size-complex="16pt"/>
    </style:style>
    <style:style style:name="P116" style:family="paragraph" style:parent-style-name="Table_20_Contents">
      <style:paragraph-properties fo:text-align="start" style:justify-single-word="false"/>
      <style:text-properties style:font-name="Nunito" fo:font-size="14pt" officeooo:rsid="009de9cf" officeooo:paragraph-rsid="009de9cf" style:font-size-asian="12.25pt" style:font-size-complex="14pt"/>
    </style:style>
    <style:style style:name="P117" style:family="paragraph" style:parent-style-name="Table_20_Contents">
      <style:paragraph-properties fo:text-align="start" style:justify-single-word="false"/>
      <style:text-properties style:font-name="Nunito" fo:font-size="14pt" officeooo:rsid="00a16b4b" officeooo:paragraph-rsid="00a16b4b" style:font-size-asian="12.25pt" style:font-size-complex="14pt"/>
    </style:style>
    <style:style style:name="P118" style:family="paragraph" style:parent-style-name="Table_20_Contents">
      <style:paragraph-properties fo:text-align="start" style:justify-single-word="false"/>
      <style:text-properties style:font-name="Nunito" fo:font-size="12pt" officeooo:rsid="009de9cf" officeooo:paragraph-rsid="009de9cf" fo:background-color="#ffff00" style:font-size-asian="12pt" style:font-size-complex="12pt"/>
    </style:style>
    <style:style style:name="P119" style:family="paragraph" style:parent-style-name="Table_20_Contents">
      <style:paragraph-properties fo:text-align="start" style:justify-single-word="false"/>
      <style:text-properties style:font-name="Nunito" fo:font-size="12pt" officeooo:rsid="009faaf7" officeooo:paragraph-rsid="009faaf7" style:font-size-asian="10.5pt" style:font-size-complex="12pt"/>
    </style:style>
    <style:style style:name="P120" style:family="paragraph" style:parent-style-name="Table_20_Contents">
      <style:paragraph-properties fo:text-align="start" style:justify-single-word="false"/>
      <style:text-properties style:font-name="Nunito" fo:font-size="12pt" officeooo:rsid="009faaf7" officeooo:paragraph-rsid="00a16b4b" style:font-size-asian="10.5pt" style:font-size-complex="12pt"/>
    </style:style>
    <style:style style:name="P121" style:family="paragraph" style:parent-style-name="Table_20_Contents">
      <style:paragraph-properties fo:text-align="start" style:justify-single-word="false"/>
      <style:text-properties style:font-name="Nunito" fo:font-size="12pt" officeooo:rsid="00a1564c" officeooo:paragraph-rsid="00a1564c" style:font-size-asian="10.5pt" style:font-size-complex="12pt"/>
    </style:style>
    <style:style style:name="P122" style:family="paragraph" style:parent-style-name="Table_20_Contents">
      <style:paragraph-properties fo:text-align="start" style:justify-single-word="false"/>
      <style:text-properties style:font-name="Nunito" fo:font-size="12pt" officeooo:rsid="00a1b4bb" officeooo:paragraph-rsid="00a1b4bb" style:font-size-asian="10.5pt" style:font-size-complex="12pt"/>
    </style:style>
    <style:style style:name="P123" style:family="paragraph" style:parent-style-name="Table_20_Contents">
      <style:paragraph-properties fo:text-align="start" style:justify-single-word="false"/>
      <style:text-properties officeooo:rsid="009faaf7" officeooo:paragraph-rsid="009faaf7"/>
    </style:style>
    <style:style style:name="P124" style:family="paragraph" style:parent-style-name="Table_20_Contents">
      <style:paragraph-properties fo:text-align="start" style:justify-single-word="false"/>
      <style:text-properties officeooo:rsid="009faaf7" officeooo:paragraph-rsid="00a16b4b"/>
    </style:style>
    <style:style style:name="P125" style:family="paragraph" style:parent-style-name="Standard">
      <style:paragraph-properties fo:text-align="start" style:justify-single-word="false"/>
      <style:text-properties fo:font-variant="normal" fo:text-transform="none" fo:color="#23282d" style:text-line-through-style="none" style:text-line-through-type="none" style:font-name="Menlo" fo:font-size="10.5pt" fo:letter-spacing="normal" fo:font-style="normal" fo:font-weight="normal" officeooo:rsid="00344f69" officeooo:paragraph-rsid="00601fbb" fo:background-color="transparent" style:font-size-asian="11pt" style:font-weight-asian="normal" style:font-size-complex="11pt" style:font-weight-complex="normal"/>
    </style:style>
    <style:style style:name="P126" style:family="paragraph" style:parent-style-name="Heading_20_3">
      <style:paragraph-properties fo:margin-top="0in" fo:margin-bottom="0.2in" loext:contextual-spacing="false" fo:text-align="start" style:justify-single-word="false"/>
      <style:text-properties fo:font-variant="normal" fo:text-transform="none" fo:color="#000000" style:font-name="Nunito" fo:font-size="14pt" fo:letter-spacing="normal" fo:font-style="normal" fo:font-weight="normal" officeooo:rsid="00124b97" officeooo:paragraph-rsid="0038e4bb" fo:background-color="transparent" style:font-size-asian="14pt" style:font-weight-asian="bold" style:font-size-complex="14pt" style:font-weight-complex="bold"/>
    </style:style>
    <style:style style:name="P127" style:family="paragraph" style:parent-style-name="Heading_20_3">
      <style:paragraph-properties fo:margin-top="0in" fo:margin-bottom="0in" loext:contextual-spacing="false" fo:text-align="start" style:justify-single-word="false"/>
      <style:text-properties officeooo:paragraph-rsid="00b8fb3d"/>
    </style:style>
    <style:style style:name="P128" style:family="paragraph" style:parent-style-name="Table_20_Contents">
      <style:paragraph-properties fo:text-align="start" style:justify-single-word="false"/>
      <style:text-properties style:font-name="Nunito" fo:font-size="14pt" officeooo:rsid="00b8fb3d" officeooo:paragraph-rsid="00b8fb3d" style:font-size-asian="14pt" style:font-size-complex="14pt"/>
    </style:style>
    <style:style style:name="P129" style:family="paragraph" style:parent-style-name="Text_20_body">
      <style:paragraph-properties fo:margin-top="0in" fo:margin-bottom="0.2in" loext:contextual-spacing="false" fo:text-align="start" style:justify-single-word="false"/>
      <style:text-properties fo:font-variant="normal" fo:text-transform="none" fo:color="#000000" style:font-name="Nunito" fo:font-size="14pt" fo:letter-spacing="normal" fo:font-style="normal" fo:font-weight="normal" officeooo:rsid="00124b97" officeooo:paragraph-rsid="0038e4bb" fo:background-color="transparent" style:font-size-asian="14pt" style:font-weight-asian="bold" style:font-size-complex="14pt" style:font-weight-complex="bold"/>
    </style:style>
    <style:style style:name="P130" style:family="paragraph" style:parent-style-name="Text_20_body">
      <style:paragraph-properties fo:margin-top="0in" fo:margin-bottom="0in" loext:contextual-spacing="false" fo:text-align="start" style:justify-single-word="false"/>
      <style:text-properties fo:font-variant="normal" fo:text-transform="none" fo:color="#000000" style:font-name="Nunito" fo:font-size="14pt" fo:letter-spacing="normal" fo:font-style="normal" fo:font-weight="normal" officeooo:rsid="00b8fb3d" officeooo:paragraph-rsid="00b8fb3d" fo:background-color="transparent" style:font-size-asian="14pt" style:font-weight-asian="bold" style:font-size-complex="14pt" style:font-weight-complex="bold"/>
    </style:style>
    <style:style style:name="P131" style:family="paragraph" style:parent-style-name="Text_20_body">
      <style:paragraph-properties fo:margin-top="0in" fo:margin-bottom="0in" loext:contextual-spacing="false" fo:text-align="start" style:justify-single-word="false"/>
      <style:text-properties officeooo:paragraph-rsid="00b8fb3d"/>
    </style:style>
    <style:style style:name="T1" style:family="text">
      <style:text-properties officeooo:rsid="010f2ef8"/>
    </style:style>
    <style:style style:name="T2" style:family="text">
      <style:text-properties officeooo:rsid="0111aa52"/>
    </style:style>
    <style:style style:name="T3" style:family="text">
      <style:text-properties fo:font-weight="bold" officeooo:rsid="00ef07c4"/>
    </style:style>
    <style:style style:name="T4" style:family="text">
      <style:text-properties fo:font-weight="bold" officeooo:rsid="00eb308d"/>
    </style:style>
    <style:style style:name="T5" style:family="text">
      <style:text-properties officeooo:rsid="00ff8ffb"/>
    </style:style>
    <style:style style:name="T6" style:family="text">
      <style:text-properties fo:font-size="16pt" style:font-size-asian="16pt" style:font-size-complex="16pt"/>
    </style:style>
    <style:style style:name="T7" style:family="text">
      <style:text-properties fo:font-size="16pt" officeooo:rsid="00c4e62f" style:font-size-asian="16pt" style:font-size-complex="16pt"/>
    </style:style>
    <style:style style:name="T8" style:family="text">
      <style:text-properties fo:color="#00a933" fo:font-size="16pt" style:font-size-asian="16pt" style:font-size-complex="16pt"/>
    </style:style>
    <style:style style:name="T9" style:family="text">
      <style:text-properties fo:color="#00a933" fo:font-size="16pt" officeooo:rsid="00e3ccca" style:font-size-asian="16pt" style:font-size-complex="16pt"/>
    </style:style>
    <style:style style:name="T10" style:family="text">
      <style:text-properties fo:color="#ff0000" fo:font-weight="bold" style:font-weight-asian="bold" style:font-weight-complex="bold"/>
    </style:style>
    <style:style style:name="T11" style:family="text">
      <style:text-properties officeooo:rsid="00aa6a0a"/>
    </style:style>
    <style:style style:name="T12" style:family="text">
      <style:text-properties fo:font-variant="normal" fo:text-transform="none" fo:color="#000000" style:font-name="arial" fo:font-size="22pt" fo:letter-spacing="normal" fo:font-style="normal" fo:font-weight="bold" officeooo:rsid="00d23535" style:font-size-asian="22pt" style:font-weight-asian="bold" style:font-size-complex="22pt" style:font-weight-complex="bold"/>
    </style:style>
    <style:style style:name="T13" style:family="text">
      <style:text-properties fo:font-variant="normal" fo:text-transform="none" fo:color="#000000" style:font-name="arial" fo:font-size="16pt" fo:letter-spacing="normal" fo:font-style="normal" fo:font-weight="bold" officeooo:rsid="0028bfed" style:font-size-asian="16pt" style:font-weight-asian="bold" style:font-size-complex="16pt" style:font-weight-complex="bold"/>
    </style:style>
    <style:style style:name="T14" style:family="text">
      <style:text-properties fo:font-variant="normal" fo:text-transform="none" fo:color="#000000" style:font-name="arial" fo:font-size="16pt" fo:letter-spacing="normal" fo:font-style="normal" fo:font-weight="bold" officeooo:rsid="002b1e09" style:font-size-asian="16pt" style:font-weight-asian="bold" style:font-size-complex="16pt" style:font-weight-complex="bold"/>
    </style:style>
    <style:style style:name="T15" style:family="text">
      <style:text-properties fo:font-variant="normal" fo:text-transform="none" fo:color="#000000" style:font-name="arial" fo:letter-spacing="normal" fo:font-style="normal" officeooo:rsid="00282275"/>
    </style:style>
    <style:style style:name="T16" style:family="text">
      <style:text-properties fo:font-variant="normal" fo:text-transform="none" fo:color="#000000" style:font-name="arial" fo:letter-spacing="normal" fo:font-style="normal" officeooo:rsid="0028bfed"/>
    </style:style>
    <style:style style:name="T17" style:family="text">
      <style:text-properties fo:font-variant="normal" fo:text-transform="none" fo:color="#000000" style:font-name="arial" fo:font-size="12pt" fo:letter-spacing="normal" fo:font-style="normal" fo:font-weight="bold" officeooo:rsid="0028bfed" style:font-size-asian="12pt" style:font-weight-asian="bold" style:font-size-complex="12pt" style:font-weight-complex="bold"/>
    </style:style>
    <style:style style:name="T18" style:family="text">
      <style:text-properties fo:font-variant="normal" fo:text-transform="none" fo:color="#000000" style:font-name="arial" fo:font-size="12pt" fo:letter-spacing="normal" fo:font-style="normal" fo:font-weight="bold" officeooo:rsid="00282275" style:font-size-asian="12pt" style:font-weight-asian="bold" style:font-size-complex="12pt" style:font-weight-complex="bold"/>
    </style:style>
    <style:style style:name="T19" style:family="text">
      <style:text-properties fo:font-variant="normal" fo:text-transform="none" fo:color="#000000" style:font-name="Nunito" fo:font-size="14pt" fo:letter-spacing="normal" fo:font-style="normal" fo:font-weight="normal" officeooo:rsid="00b8fb3d" fo:background-color="transparent" loext:char-shading-value="0" style:font-size-asian="14pt" style:font-weight-asian="bold" style:font-size-complex="14pt" style:font-weight-complex="bold"/>
    </style:style>
    <style:style style:name="T20" style:family="text">
      <style:text-properties fo:font-variant="normal" fo:text-transform="none" fo:color="#000000" style:font-name="Nunito" fo:font-size="14pt" fo:letter-spacing="normal" fo:font-style="normal" fo:font-weight="normal" officeooo:rsid="00080bfc" fo:background-color="transparent" loext:char-shading-value="0" style:font-size-asian="14pt" style:font-weight-asian="bold" style:font-size-complex="14pt" style:font-weight-complex="bold"/>
    </style:style>
    <style:style style:name="T21" style:family="text">
      <style:text-properties fo:font-variant="normal" fo:text-transform="none" fo:color="#000000" style:font-name="Nunito" fo:font-size="14pt" fo:letter-spacing="normal" fo:font-style="normal" fo:font-weight="normal" officeooo:rsid="00124b97" fo:background-color="transparent" loext:char-shading-value="0" style:font-size-asian="14pt" style:font-weight-asian="bold" style:font-size-complex="14pt" style:font-weight-complex="bold"/>
    </style:style>
    <style:style style:name="T22" style:family="text">
      <style:text-properties fo:font-variant="normal" fo:text-transform="none" fo:color="#000000" style:font-name="Nunito" fo:font-size="14pt" fo:letter-spacing="normal" fo:font-style="normal" fo:font-weight="normal" fo:background-color="transparent" loext:char-shading-value="0" style:font-size-asian="14pt" style:font-style-asian="normal" style:font-weight-asian="bold" style:font-size-complex="14pt" style:font-style-complex="normal" style:font-weight-complex="bold"/>
    </style:style>
    <style:style style:name="T23" style:family="text">
      <style:text-properties fo:font-variant="normal" fo:text-transform="none" fo:color="#000000" style:font-name="Nunito" fo:font-size="14pt" fo:letter-spacing="normal" fo:font-style="normal" fo:font-weight="normal" officeooo:rsid="00b8fb3d" fo:background-color="transparent" loext:char-shading-value="0" style:font-size-asian="14pt" style:font-style-asian="normal" style:font-weight-asian="bold" style:font-size-complex="14pt" style:font-style-complex="normal" style:font-weight-complex="bold"/>
    </style:style>
    <style:style style:name="T24" style:family="text">
      <style:text-properties fo:font-variant="normal" fo:text-transform="none" fo:color="#000000" style:font-name="Nunito" fo:font-size="14pt" fo:letter-spacing="normal" fo:font-style="normal" fo:font-weight="normal" officeooo:rsid="00b8fb3d" fo:background-color="transparent" loext:char-shading-value="0" style:font-name-asian="Noto Serif CJK SC" style:font-size-asian="14pt" style:font-weight-asian="bold" style:font-name-complex="Lohit Devanagari" style:font-size-complex="14pt" style:font-weight-complex="bold"/>
    </style:style>
    <style:style style:name="T25" style:family="text">
      <style:text-properties fo:font-variant="normal" fo:text-transform="none" fo:color="#000000" style:font-name="Nunito" fo:font-size="14pt" fo:letter-spacing="normal" fo:font-style="italic" fo:font-weight="normal" officeooo:rsid="00b8fb3d" fo:background-color="transparent" loext:char-shading-value="0" style:font-size-asian="14pt" style:font-style-asian="italic" style:font-weight-asian="bold" style:font-size-complex="14pt" style:font-style-complex="italic" style:font-weight-complex="bold"/>
    </style:style>
    <style:style style:name="T26" style:family="text">
      <style:text-properties fo:font-variant="normal" fo:text-transform="none" style:font-name="inherit" fo:font-size="13pt" fo:letter-spacing="normal" fo:font-style="normal" fo:font-weight="normal" fo:background-color="transparent" loext:char-shading-value="0" style:font-size-asian="13pt" style:font-size-complex="13pt" loext:padding="0in" loext:border="none"/>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fo:font-variant="normal" fo:text-transform="none" fo:color="#242729" style:font-name="Arial1" fo:font-size="14pt" fo:letter-spacing="normal" fo:font-style="normal" fo:font-weight="normal" officeooo:rsid="00a48cf8" style:font-size-asian="14pt" style:font-size-complex="14pt"/>
    </style:style>
    <style:style style:name="T29" style:family="text">
      <style:text-properties fo:font-variant="normal" fo:text-transform="none" fo:color="#242729" style:font-name="arial" fo:font-size="14pt" fo:letter-spacing="normal" fo:font-style="normal" fo:font-weight="normal" officeooo:rsid="00a48cf8" style:font-size-asian="14pt" style:font-weight-asian="bold" style:font-size-complex="14pt" style:font-weight-complex="bold"/>
    </style:style>
    <style:style style:name="T30" style:family="text">
      <style:text-properties fo:font-variant="normal" fo:text-transform="none" fo:color="#158466" style:font-name="Arial1" fo:font-size="14pt" fo:letter-spacing="normal" fo:font-style="normal" fo:font-weight="normal" officeooo:rsid="00a48cf8" fo:background-color="transparent" loext:char-shading-value="0" style:font-size-asian="14pt" style:font-size-complex="14pt"/>
    </style:style>
    <style:style style:name="T31" style:family="text">
      <style:text-properties fo:font-variant="normal" fo:text-transform="none" fo:color="#158466" style:font-name="Arial1" fo:font-size="14pt" fo:letter-spacing="normal" fo:font-style="normal" fo:font-weight="normal" officeooo:rsid="00c13960" fo:background-color="transparent" loext:char-shading-value="0" style:font-name-asian="Noto Sans Mono CJK SC" style:font-size-asian="14pt" style:font-name-complex="Liberation Mono" style:font-size-complex="14pt"/>
    </style:style>
    <style:style style:name="T32" style:family="text">
      <style:text-properties fo:font-variant="normal" fo:text-transform="none" fo:color="#158466" style:font-name="arial" fo:font-size="14pt" fo:letter-spacing="normal" fo:font-style="normal" fo:font-weight="normal" officeooo:rsid="00c13960" style:font-size-asian="14pt" style:font-weight-asian="bold" style:font-size-complex="14pt" style:font-weight-complex="bold"/>
    </style:style>
    <style:style style:name="T33" style:family="text">
      <style:text-properties fo:font-variant="normal" fo:text-transform="none" fo:color="#202122" style:font-name="sans-serif" fo:font-size="12pt" fo:letter-spacing="normal" fo:font-style="normal" fo:font-weight="normal" style:font-size-asian="12pt" style:font-size-complex="12pt"/>
    </style:style>
    <style:style style:name="T34" style:family="text">
      <style:text-properties fo:font-variant="normal" fo:text-transform="none" fo:color="#202122" style:font-name="sans-serif" fo:font-size="12pt" fo:letter-spacing="normal" fo:font-style="normal" fo:font-weight="normal" officeooo:rsid="0017cd9b" style:font-size-asian="12pt" style:font-size-complex="12pt"/>
    </style:style>
    <style:style style:name="T35" style:family="text">
      <style:text-properties fo:font-variant="normal" fo:text-transform="none" fo:color="#0645ad"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6" style:family="text">
      <style:text-properties fo:font-variant="normal" fo:text-transform="none" fo:color="#c9211e" style:font-name="inherit" fo:font-size="9.75pt" fo:letter-spacing="normal" fo:font-style="normal" fo:font-weight="bold" fo:background-color="transparent" loext:char-shading-value="0" style:font-weight-asian="bold" style:font-weight-complex="bold" loext:padding="0in" loext:border="none"/>
    </style:style>
    <style:style style:name="T37" style:family="text">
      <style:text-properties officeooo:rsid="010ab1aa"/>
    </style:style>
    <style:style style:name="T38" style:family="text">
      <style:text-properties fo:color="#242729" style:text-line-through-style="none" style:text-line-through-type="none" style:font-name="var theme-question-title-font-family" style:text-underline-style="none" fo:font-weight="normal" style:text-blinking="false" loext:padding="0in" loext:border="none"/>
    </style:style>
    <style:style style:name="T39" style:family="text">
      <style:text-properties fo:color="#242729" style:font-name="Consolas" fo:font-size="11pt" style:font-size-asian="11pt" style:font-size-complex="11pt"/>
    </style:style>
    <style:style style:name="T40" style:family="text">
      <style:text-properties fo:color="#242729" style:font-name="Consolas" fo:font-size="11pt" officeooo:rsid="000ad3ed" style:font-size-asian="11pt" style:font-size-complex="11pt"/>
    </style:style>
    <style:style style:name="T41" style:family="text">
      <style:text-properties style:font-name="inherit" fo:font-size="13pt" fo:font-weight="normal" fo:background-color="transparent" loext:char-shading-value="0" style:font-size-asian="13pt" style:font-size-complex="13pt" loext:padding="0in" loext:border="none"/>
    </style:style>
    <style:style style:name="T42" style:family="text">
      <style:text-properties style:font-name="inherit" fo:font-size="12pt" fo:font-weight="normal" fo:background-color="transparent" loext:char-shading-value="0" style:font-size-asian="12pt" style:font-size-complex="12pt" loext:padding="0in" loext:border="none"/>
    </style:style>
    <style:style style:name="T43" style:family="text">
      <style:text-properties style:font-name="inherit" fo:font-size="12pt" fo:font-weight="normal" officeooo:rsid="00145490" fo:background-color="transparent" loext:char-shading-value="0" style:font-size-asian="12pt" style:font-size-complex="12pt" loext:padding="0in" loext:border="none"/>
    </style:style>
    <style:style style:name="T44" style:family="text">
      <style:text-properties style:font-name="inherit" fo:font-size="12pt" fo:font-weight="normal" officeooo:rsid="0028bfed" fo:background-color="transparent" loext:char-shading-value="0" style:font-size-asian="12pt" style:font-size-complex="12pt" loext:padding="0in" loext:border="none"/>
    </style:style>
    <style:style style:name="T45" style:family="text">
      <style:text-properties fo:color="#158466"/>
    </style:style>
    <style:style style:name="T46" style:family="text">
      <style:text-properties fo:color="#158466" officeooo:rsid="00c13960"/>
    </style:style>
    <style:style style:name="T47" style:family="text">
      <style:text-properties officeooo:rsid="000ad3ed"/>
    </style:style>
    <style:style style:name="T48" style:family="text">
      <style:text-properties officeooo:rsid="000d1ebc"/>
    </style:style>
    <style:style style:name="T49" style:family="text">
      <style:text-properties officeooo:rsid="001067fa"/>
    </style:style>
    <style:style style:name="T50" style:family="text">
      <style:text-properties style:font-name="sans-serif" fo:font-size="15pt" fo:background-color="transparent" loext:char-shading-value="0" style:font-size-asian="15pt" style:font-size-complex="15pt" loext:padding="0in" loext:border="none"/>
    </style:style>
    <style:style style:name="T51" style:family="text">
      <style:text-properties fo:color="#202122" style:font-name="sans-serif" fo:font-size="12pt" fo:font-weight="normal" fo:background-color="transparent" loext:char-shading-value="0" style:font-size-asian="12pt" style:font-size-complex="12pt" loext:padding="0in" loext:border="none"/>
    </style:style>
    <style:style style:name="T52" style:family="text">
      <style:text-properties fo:color="#202122" style:text-line-through-style="none" style:text-line-through-type="none" style:font-name="inherit" fo:font-size="12pt" style:text-underline-style="none" fo:font-weight="normal" style:text-blinking="false" fo:background-color="transparent" loext:char-shading-value="0" style:font-size-asian="12pt" style:font-size-complex="12pt" loext:padding="0in" loext:border="none"/>
    </style:style>
    <style:style style:name="T53" style:family="text">
      <style:text-properties fo:color="#202122" style:font-name="inherit" fo:font-size="12pt" fo:font-weight="normal" fo:background-color="transparent" loext:char-shading-value="0" style:font-size-asian="12pt" style:font-size-complex="12pt" loext:padding="0in" loext:border="none"/>
    </style:style>
    <style:style style:name="T54" style:family="text">
      <style:text-properties fo:color="#0645ad" style:text-line-through-style="none" style:text-line-through-type="none" style:font-name="sans-serif" fo:font-size="12pt" style:text-underline-style="none" fo:font-weight="normal" style:text-blinking="false" fo:background-color="#ffffff" loext:char-shading-value="0" style:font-size-asian="12pt" style:font-size-complex="12pt" loext:padding="0in" loext:border="none"/>
    </style:style>
    <style:style style:name="T55" style:family="text">
      <style:text-properties style:font-name="Linux Libertine" fo:font-size="15pt" fo:background-color="transparent" loext:char-shading-value="0" style:font-size-asian="15pt" style:font-size-complex="15pt" loext:padding="0in" loext:border="none"/>
    </style:style>
    <style:style style:name="T56" style:family="text">
      <style:text-properties officeooo:rsid="0022abc8"/>
    </style:style>
    <style:style style:name="T57" style:family="text">
      <style:text-properties fo:color="#c9211e"/>
    </style:style>
    <style:style style:name="T58" style:family="text">
      <style:text-properties fo:font-size="11pt" style:font-size-asian="11pt" style:font-size-complex="11pt"/>
    </style:style>
    <style:style style:name="T59" style:family="text">
      <style:text-properties fo:font-size="11pt" officeooo:rsid="000ad3ed" style:font-size-asian="11pt" style:font-size-complex="11pt"/>
    </style:style>
    <style:style style:name="T60" style:family="text">
      <style:text-properties fo:font-size="11pt" officeooo:rsid="00080bfc" style:font-size-asian="11pt" style:font-size-complex="11pt"/>
    </style:style>
    <style:style style:name="T61" style:family="text">
      <style:text-properties fo:font-size="15pt" style:font-size-asian="15pt" style:font-size-complex="15pt"/>
    </style:style>
    <style:style style:name="T62" style:family="text">
      <style:text-properties officeooo:rsid="00377963"/>
    </style:style>
    <style:style style:name="T63" style:family="text">
      <style:text-properties officeooo:rsid="004b8d11"/>
    </style:style>
    <style:style style:name="T64" style:family="text">
      <style:text-properties officeooo:rsid="00510cda"/>
    </style:style>
    <style:style style:name="T65" style:family="text">
      <style:text-properties fo:font-size="12pt" style:font-size-asian="12pt" style:font-size-complex="12pt"/>
    </style:style>
    <style:style style:name="T66" style:family="text">
      <style:text-properties officeooo:rsid="008496c0"/>
    </style:style>
    <style:style style:name="T67" style:family="text">
      <style:text-properties officeooo:rsid="008e7ec5"/>
    </style:style>
    <style:style style:name="T68" style:family="text">
      <style:text-properties loext:padding="0in" loext:border="none"/>
    </style:style>
    <style:style style:name="T69" style:family="text">
      <style:text-properties style:font-name="Nunito" fo:font-size="12pt" style:font-size-asian="10.5pt" style:font-size-complex="12pt"/>
    </style:style>
    <style:style style:name="T70" style:family="text">
      <style:text-properties style:font-name="Nunito" fo:font-size="12pt" officeooo:rsid="00a1564c" style:font-size-asian="10.5pt" style:font-size-complex="12pt"/>
    </style:style>
    <style:style style:name="T71" style:family="text">
      <style:text-properties officeooo:rsid="00b8fb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برای نصب mysql فیلترشکن و روشن کنید</text:p>
      <text:p text:style-name="P63"/>
      <text:p text:style-name="P68">Foreign Server <text:span text:style-name="T1">(</text:span><text:span text:style-name="T2">insta-twitter dashboard</text:span><text:span text:style-name="T1">) :</text:span></text:p>
      <text:p text:style-name="P69">username : M.Poortarigh</text:p>
      <text:p text:style-name="P64"><text:span text:style-name="T3">ssh </text:span><text:a xlink:type="simple" xlink:href="mailto:ssh@185.110.191.154" text:style-name="Internet_20_link" text:visited-style-name="Visited_20_Internet_20_Link"><text:span text:style-name="T3">root</text:span></text:a><text:a xlink:type="simple" xlink:href="mailto:ssh@185.110.191.154" text:style-name="Internet_20_link" text:visited-style-name="Visited_20_Internet_20_Link"><text:span text:style-name="T4">@</text:span></text:a><text:a xlink:type="simple" xlink:href="mailto:ssh@185.110.191.154" text:style-name="Internet_20_link" text:visited-style-name="Visited_20_Internet_20_Link">185.110.191.15</text:a><text:a xlink:type="simple" xlink:href="mailto:ssh@185.110.191.154" text:style-name="Internet_20_link" text:visited-style-name="Visited_20_Internet_20_Link">4</text:a></text:p>
      <text:p text:style-name="P66">r37OXHrs6Nf1xK</text:p>
      <text:p text:style-name="P66"/>
      <table:table table:name="Table5" table:style-name="Table5">
        <table:table-column table:style-name="Table5.A"/>
        <table:table-row table:style-name="TableLine94522746854736">
          <table:table-cell table:style-name="Table5.A1" office:value-type="string">
            <text:p text:style-name="P125">github token = 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</text:p>
          </table:table-cell>
        </table:table-row>
      </table:table>
      <text:p text:style-name="P66"/>
      <text:p text:style-name="P66"><text:a xlink:type="simple" xlink:href="http://185.110.191.154:8104/oil/" text:style-name="Internet_20_link" text:visited-style-name="Visited_20_Internet_20_Link"><text:span text:style-name="T58">http://185.110.191.154:8104/oil/</text:span></text:a></text:p>
      <text:p text:style-name="P66"><text:a xlink:type="simple" xlink:href="http://185.110.191.154:8104/sale2/" text:style-name="Internet_20_link" text:visited-style-name="Visited_20_Internet_20_Link"><text:span text:style-name="T58">http://185.110.191.154:8104/sale2/</text:span></text:a></text:p>
      <text:p text:style-name="P66"><text:a xlink:type="simple" xlink:href="http://185.110.191.154:8000/" text:style-name="Internet_20_link" text:visited-style-name="Visited_20_Internet_20_Link"><text:span text:style-name="T58">http://185.110.191.154:8000/</text:span></text:a></text:p>
      <table:table table:name="Table2" table:style-name="Table2">
        <table:table-column table:style-name="Table2.A"/>
        <table:table-row table:style-name="TableLine94522746953136">
          <table:table-cell table:style-name="Table2.A1" office:value-type="string">
            <text:p text:style-name="P67"><text:a xlink:type="simple" xlink:href="http://185.110.191.154:8094/DataFile/" text:style-name="Internet_20_link" text:visited-style-name="Visited_20_Internet_20_Link"><text:span text:style-name="T58">http://185.110.191.154:8094/DataFile/</text:span></text:a></text:p>
            <text:p text:style-name="P111"><text:a xlink:type="simple" xlink:href="http://185.110.191.154:8094/DataFile/diagram/" text:style-name="Internet_20_link" text:visited-style-name="Visited_20_Internet_20_Link">http://185.110.191.154:8094/DataFile/diagram/</text:a></text:p>
          </table:table-cell>
        </table:table-row>
      </table:table>
      <text:p text:style-name="P66"><text:a xlink:type="simple" xlink:href="http://185.110.191.154:8094/Diagram/donation/" text:style-name="Internet_20_link" text:visited-style-name="Visited_20_Internet_20_Link"><text:span text:style-name="T58"/></text:a></text:p>
      <text:p text:style-name="P66"><text:a xlink:type="simple" xlink:href="http://185.110.191.154:8094/Diagram/donation/" text:style-name="Internet_20_link" text:visited-style-name="Visited_20_Internet_20_Link"><text:span text:style-name="T58">http://185.110.191.154:8094/Diagram/donation/</text:span></text:a></text:p>
      <text:p text:style-name="P66"><text:a xlink:type="simple" xlink:href="http://185.110.191.154:8003/sale2/" text:style-name="Internet_20_link" text:visited-style-name="Visited_20_Internet_20_Link"><text:span text:style-name="T58">http://185.110.191.154:8003/sale2/</text:span></text:a></text:p>
      <text:p text:style-name="P66"><text:a xlink:type="simple" xlink:href="http://185.110.191.154:8003/sale/" text:style-name="Internet_20_link" text:visited-style-name="Visited_20_Internet_20_Link"><text:span text:style-name="T58">http://185.110.191.154:8003/sale/</text:span></text:a></text:p>
      <text:p text:style-name="P72"><text:a xlink:type="simple" xlink:href="http://185.110.191.154:8383/football/" text:style-name="Internet_20_link" text:visited-style-name="Visited_20_Internet_20_Link">http://185.110.191.154:8383/football/</text:a> <text:s/></text:p>
      <text:p text:style-name="P72"><text:a xlink:type="simple" xlink:href="http://127.0.0.1:8000/" text:style-name="Internet_20_link" text:visited-style-name="Visited_20_Internet_20_Link">http://127.0.0.1:8000/</text:a> <text:span text:style-name="T63">(sample) ---------------- table </text:span></text:p>
      <text:p text:style-name="P66"/>
      <text:p text:style-name="P24">Outlook</text:p>
      <text:p text:style-name="P26">https://mail.vatanzarin.com/owa/auth/logon.aspx?url=https%3a%2f%2fmail.vatanzarin.com%2fowa%2f&amp;reason=0&amp;s=c8605bdc891e2ddec5fd6ea8ae0ad3e1e8b5266b</text:p>
      <text:p text:style-name="P16"><text:a xlink:type="simple" xlink:href="https://mail.vatanzarin.com/owa/#path=/mail" text:style-name="Internet_20_link" text:visited-style-name="Visited_20_Internet_20_Link">s</text:a><text:a xlink:type="simple" xlink:href="https://mail.vatanzarin.com/owa/#path=/mail" text:style-name="Internet_20_link" text:visited-style-name="Visited_20_Internet_20_Link">.portarigh@vatanzarin.com</text:a></text:p>
      <text:p text:style-name="P19">Maryam_5750</text:p>
      <text:p text:style-name="P14"/>
      <text:p text:style-name="P20">web based outlook:</text:p>
      <text:p text:style-name="P20">https://mail.vatanzarin.com/</text:p>
      <text:p text:style-name="P14"><text:soft-page-break/></text:p>
      <text:p text:style-name="P14"/>
      <table:table table:name="Table4" table:style-name="Table4">
        <table:table-column table:style-name="Table4.A"/>
        <table:table-row table:style-name="TableLine94522746976384">
          <table:table-cell table:style-name="Table4.A1" office:value-type="string">
            <text:p text:style-name="P22">فیش حقوق / <text:span text:style-name="T66">کارتابل</text:span></text:p>
            <text:p text:style-name="P25">http://hr.vatanzarin.com</text:p>
            <text:p text:style-name="P22">12345</text:p>
          </table:table-cell>
        </table:table-row>
      </table:table>
      <text:p text:style-name="P22"/>
      <text:p text:style-name="P22"/>
      <table:table table:name="Table6" table:style-name="Table6">
        <table:table-column table:style-name="Table6.A"/>
        <table:table-row table:style-name="TableLine94522746984064">
          <table:table-cell table:style-name="Table6.A1" office:value-type="string">
            <text:p text:style-name="P112">مدیریت عملکرد</text:p>
            <text:p text:style-name="P113"/>
            <text:p text:style-name="P113"><text:a xlink:type="simple" xlink:href="https://hcpm.vatanzarin.com/" text:style-name="Internet_20_link" text:visited-style-name="Visited_20_Internet_20_Link">https://hcpm.vatanzarin.com/</text:a></text:p>
            <text:p text:style-name="P113"/>
            <text:p text:style-name="P113">990886</text:p>
            <text:p text:style-name="P113">0079502822</text:p>
          </table:table-cell>
        </table:table-row>
      </table:table>
      <text:p text:style-name="P22"/>
      <text:p text:style-name="P22"/>
      <text:p text:style-name="P21"/>
      <text:p text:style-name="P21">BookClub</text:p>
      <text:p text:style-name="P23">club.vatanzarin.com</text:p>
      <text:p text:style-name="P15"><text:span text:style-name="T64">990886/ <text:s text:c="4"/></text:span><text:a xlink:type="simple" xlink:href="https://mail.vatanzarin.com/owa/#path=/mail" text:style-name="Internet_20_link" text:visited-style-name="Visited_20_Internet_20_Link">s</text:a><text:a xlink:type="simple" xlink:href="https://mail.vatanzarin.com/owa/#path=/mail" text:style-name="Internet_20_link" text:visited-style-name="Visited_20_Internet_20_Link">.portarigh@vatanzarin.com</text:a></text:p>
      <text:p text:style-name="P18">123456</text:p>
      <text:p text:style-name="P64"/>
      <table:table table:name="Table7" table:style-name="Table7">
        <table:table-column table:style-name="Table7.A"/>
        <table:table-row table:style-name="TableLine94522746996816">
          <table:table-cell table:style-name="Table7.A1" office:value-type="string">
            <text:p text:style-name="P114">Vpn</text:p>
            <text:p text:style-name="P114"/>
            <text:p text:style-name="P114">sudo openconnect ru.sv333.me:2087</text:p>
            <text:p text:style-name="P114">aminajlu</text:p>
            <text:p text:style-name="P114">amin121</text:p>
          </table:table-cell>
        </table:table-row>
      </table:table>
      <text:p text:style-name="P64"/>
      <table:table table:name="Table1" table:style-name="Table1">
        <table:table-column table:style-name="Table1.A"/>
        <table:table-row table:style-name="TableLine94522746970736">
          <table:table-cell table:style-name="Table1.A1" office:value-type="string">
            <text:p text:style-name="P37"><text:span text:style-name="Source_20_Text"><text:span text:style-name="T36">File "manage.py", line 14</text:span></text:span></text:p>
            <text:p text:style-name="P37"><text:span text:style-name="Source_20_Text"><text:span text:style-name="T36">) from exc</text:span></text:span></text:p>
            <text:p text:style-name="P35"><text:span text:style-name="Source_20_Text"><text:span text:style-name="T36">^</text:span></text:span></text:p>
            <text:p text:style-name="P35"><text:span text:style-name="Source_20_Text"><text:span text:style-name="T36">SyntaxError: invalid syntax</text:span></text:span></text:p>
            <text:p text:style-name="P65"/>
            <text:p text:style-name="P70">just activate your virtual environment</text:p>
            <text:p text:style-name="P70"/>
            <text:h text:style-name="P100" text:outline-level="1">URLError at /football/</text:h>
            <text:p text:style-name="P42">&lt;urlopen error [Errno 111] Connection refused&gt;</text:p>
            <text:p text:style-name="P70"><text:soft-page-break/></text:p>
            <text:p text:style-name="P71">https to http</text:p>
            <text:p text:style-name="P71">xlrd==1.2.0</text:p>
          </table:table-cell>
        </table:table-row>
      </table:table>
      <text:p text:style-name="P102"/>
      <text:p text:style-name="P38"><text:span text:style-name="Source_20_Text"><text:span text:style-name="T27"/></text:span></text:p>
      <text:p text:style-name="P38"><text:span text:style-name="Source_20_Text"><text:span text:style-name="T27"/></text:span></text:p>
      <text:p text:style-name="P38"><text:span text:style-name="Source_20_Text"><text:span text:style-name="T27"/></text:span></text:p>
      <text:p text:style-name="P38"><text:span text:style-name="Source_20_Text"><text:span text:style-name="T27"/></text:span></text:p>
      <text:p text:style-name="P44"/>
      <text:p text:style-name="P44">hashtag_search.py <text:s/>is here :</text:p>
      <text:p text:style-name="P64"><text:span text:style-name="T5">ssh </text:span><text:a xlink:type="simple" xlink:href="mailto:root@185.110.190.101" text:style-name="Internet_20_link" text:visited-style-name="Visited_20_Internet_20_Link"><text:span text:style-name="T5">root@</text:span></text:a><text:a xlink:type="simple" xlink:href="mailto:root@185.110.190.101" text:style-name="Internet_20_link" text:visited-style-name="Visited_20_Internet_20_Link">185.110.190.101</text:a></text:p>
      <text:p text:style-name="P64">Gw2VAkUDRME8rR</text:p>
      <text:p text:style-name="P45"/>
      <text:p text:style-name="P104"/>
      <text:p text:style-name="P104"/>
      <text:p text:style-name="P105"><text:span text:style-name="T6">ssh <text:s text:c="3"/>a</text:span><text:a xlink:type="simple" xlink:href="mailto:ajlu@171.22.25.167" text:style-name="Internet_20_link" text:visited-style-name="Visited_20_Internet_20_Link"><text:span text:style-name="T6">jlu@</text:span></text:a><text:a xlink:type="simple" xlink:href="mailto:ajlu@171.22.25.167" text:style-name="Internet_20_link" text:visited-style-name="Visited_20_Internet_20_Link">171.22.25.16</text:a><text:a xlink:type="simple" xlink:href="mailto:ajlu@171.22.25.167" text:style-name="Internet_20_link" text:visited-style-name="Visited_20_Internet_20_Link">7</text:a></text:p>
      <text:p text:style-name="P105"><text:span text:style-name="T6">password: <text:s text:c="2"/></text:span><text:span text:style-name="T8">a</text:span><text:span text:style-name="T9">jluSdat@765</text:span><text:span text:style-name="T6"> <text:s text:c="3"/></text:span><text:span text:style-name="T7">(it is actually sudo/permission pass)</text:span></text:p>
      <text:p text:style-name="P108"/>
      <text:p text:style-name="P109"/>
      <text:p text:style-name="P110">ssh root@<text:span text:style-name="T10">194.5.195.125</text:span></text:p>
      <text:p text:style-name="P4">4V42uRqWYuE3mB</text:p>
      <text:p text:style-name="P109"/>
      <text:p text:style-name="P109"/>
      <text:p text:style-name="P109">mysql -u ajlu -p</text:p>
      <text:p text:style-name="P109">password: Aminajlu@</text:p>
      <text:p text:style-name="P45"/>
      <text:p text:style-name="P5"/>
      <text:p text:style-name="P5">host <text:s text:c="7"/>= <text:s text:c="2"/>'171.22.25.167',</text:p>
      <text:p text:style-name="P5">user <text:s text:c="7"/>= <text:s text:c="2"/>'ajlu',</text:p>
      <text:p text:style-name="P5"><text:soft-page-break/>passwd <text:s text:c="2"/>= <text:s/>'Aminajlu@'</text:p>
      <text:p text:style-name="P6">database = <text:s/>‘test_import’</text:p>
      <text:p text:style-name="P6"/>
      <text:p text:style-name="P6"/>
      <text:p text:style-name="P6"/>
      <text:p text:style-name="P6"/>
      <text:p text:style-name="P6"><text:a xlink:type="simple" xlink:href="http://171.22.25.167/phpmyadmin" text:style-name="Internet_20_link" text:visited-style-name="Visited_20_Internet_20_Link">http://171.22.25.16</text:a><text:a xlink:type="simple" xlink:href="http://171.22.25.167/phpmyadmin" text:style-name="Internet_20_link" text:visited-style-name="Visited_20_Internet_20_Link">7</text:a><text:a xlink:type="simple" xlink:href="http://171.22.25.167/phpmyadmin" text:style-name="Internet_20_link" text:visited-style-name="Visited_20_Internet_20_Link">/phpmyadmin</text:a></text:p>
      <text:p text:style-name="P7">user = <text:span text:style-name="T11">ajlu </text:span></text:p>
      <text:p text:style-name="P7">pass = <text:span text:style-name="T11">Aminajlu@</text:span></text:p>
      <text:p text:style-name="P9"/>
      <text:p text:style-name="P9"/>
      <text:p text:style-name="P9"/>
      <text:p text:style-name="P9"><text:a xlink:type="simple" xlink:href="http://194.5.195.125:10000/" text:style-name="Internet_20_link" text:visited-style-name="Visited_20_Internet_20_Link">http://</text:a><text:a xlink:type="simple" xlink:href="http://194.5.195.125:10000/" text:style-name="Internet_20_link" text:visited-style-name="Visited_20_Internet_20_Link">1</text:a><text:a xlink:type="simple" xlink:href="http://194.5.195.125:10000/" text:style-name="Internet_20_link" text:visited-style-name="Visited_20_Internet_20_Link">94.5.195.12</text:a><text:a xlink:type="simple" xlink:href="http://194.5.195.125:10000/" text:style-name="Internet_20_link" text:visited-style-name="Visited_20_Internet_20_Link">5</text:a><text:a xlink:type="simple" xlink:href="http://194.5.195.125:10000/" text:style-name="Internet_20_link" text:visited-style-name="Visited_20_Internet_20_Link">:10000/</text:a></text:p>
      <text:p text:style-name="P10">root</text:p>
      <text:p text:style-name="P10">4V42uRqWYuE3mB</text:p>
      <text:p text:style-name="P10"><text:a xlink:type="simple" xlink:href="http://194.5.195.125:10000/" text:style-name="Internet_20_link" text:visited-style-name="Visited_20_Internet_20_Link"><text:span text:style-name="T12"/></text:a></text:p>
      <text:p text:style-name="P9"/>
      <text:p text:style-name="P9"/>
      <text:p text:style-name="P11">IRAN:</text:p>
      <text:p text:style-name="P13"><text:span text:style-name="T37">ssh root@</text:span>194.5.195.14</text:p>
      <text:p text:style-name="P13">4aN0YOHWiaS4cA</text:p>
      <text:p text:style-name="P9"/>
      <text:p text:style-name="P12"/>
      <text:p text:style-name="P9"/>
      <text:p text:style-name="P14"><text:a xlink:type="simple" xlink:href="mailto:ssh@185.110.191.154" text:style-name="Internet_20_link" text:visited-style-name="Visited_20_Internet_20_Link">185.110.191.15</text:a><text:a xlink:type="simple" xlink:href="mailto:ssh@185.110.191.154" text:style-name="Internet_20_link" text:visited-style-name="Visited_20_Internet_20_Link">4</text:a></text:p>
      <text:p text:style-name="P17">mysql -u root -p</text:p>
      <text:p text:style-name="P17">Aminajlu_5750</text:p>
      <text:p text:style-name="P17"/>
      <text:p text:style-name="P17">or</text:p>
      <text:p text:style-name="P17"/>
      <text:p text:style-name="P17">mysql -u M.Poortarigh -p</text:p>
      <text:p text:style-name="P17">12!@qwQW</text:p>
      <text:p text:style-name="P9"/>
      <text:p text:style-name="P9"/>
      <text:h text:style-name="P2" text:outline-level="1"><text:soft-page-break/>SDO</text:h>
      <text:p text:style-name="P29"/>
      <text:p text:style-name="P29"><text:s/>http://sdopro.sdata.ir/</text:p>
      <text:p text:style-name="P29">user = Maryam_P</text:p>
      <text:p text:style-name="P29">pass = maryam@sdata123</text:p>
      <text:h text:style-name="P1" text:outline-level="1"><text:a xlink:type="simple" xlink:href="https://dba.stackexchange.com/questions/45806/cannot-change-root-access-in-mysql-to" text:style-name="Internet_20_link" text:visited-style-name="Visited_20_Internet_20_Link"/></text:h>
      <text:p text:style-name="P30"/>
      <text:h text:style-name="P1" text:outline-level="1"><text:a xlink:type="simple" xlink:href="https://dba.stackexchange.com/questions/45806/cannot-change-root-access-in-mysql-to" text:style-name="Internet_20_link" text:visited-style-name="Visited_20_Internet_20_Link"/></text:h>
      <text:p text:style-name="P30"/>
      <text:p text:style-name="P31">Period Panel</text:p>
      <text:p text:style-name="P32"><text:a xlink:type="simple" xlink:href="http://panel.panberes.com/" text:style-name="Internet_20_link" text:visited-style-name="Visited_20_Internet_20_Link">http://panel.panberes.com/</text:a></text:p>
      <text:p text:style-name="P33"><text:a xlink:type="simple" xlink:href="http://panels.panberes.com/" text:style-name="Internet_20_link" text:visited-style-name="Visited_20_Internet_20_Link">http://panel</text:a><text:a xlink:type="simple" xlink:href="http://panels.panberes.com/" text:style-name="Internet_20_link" text:visited-style-name="Visited_20_Internet_20_Link"><text:span text:style-name="T67">s</text:span></text:a><text:a xlink:type="simple" xlink:href="http://panels.panberes.com/" text:style-name="Internet_20_link" text:visited-style-name="Visited_20_Internet_20_Link">.panberes.com/</text:a></text:p>
      <text:p text:style-name="P33"/>
      <text:p text:style-name="P30"/>
      <text:p text:style-name="P30"/>
      <text:h text:style-name="P1" text:outline-level="1"><text:a xlink:type="simple" xlink:href="https://dba.stackexchange.com/questions/45806/cannot-change-root-access-in-mysql-to" text:style-name="Internet_20_link" text:visited-style-name="Visited_20_Internet_20_Link"/></text:h>
      <text:h text:style-name="P1" text:outline-level="1"><text:a xlink:type="simple" xlink:href="https://dba.stackexchange.com/questions/45806/cannot-change-root-access-in-mysql-to" text:style-name="Internet_20_link" text:visited-style-name="Visited_20_Internet_20_Link">change root access in MySQL to '%</text:a><text:span text:style-name="T38">’</text:span></text:h>
      <text:p text:style-name="P9"/>
      <text:p text:style-name="P3"><text:span text:style-name="Source_20_Text"><text:span text:style-name="T41">UPDATE mysql.user SET host='%'</text:span></text:span></text:p>
      <text:p text:style-name="P36"><text:span text:style-name="Source_20_Text"><text:span text:style-name="T26">WHERE user='root' AND host='localhost';</text:span></text:span></text:p>
      <text:p text:style-name="P36"><text:span text:style-name="Source_20_Text"><text:span text:style-name="T26"/></text:span></text:p>
      <text:p text:style-name="P36"><text:span text:style-name="Source_20_Text"><text:span text:style-name="T26">FLUSH PRIVILEGES;</text:span></text:span></text:p>
      <text:p text:style-name="P9"/>
      <text:p text:style-name="P9"/>
      <text:p text:style-name="P9"/>
      <text:p text:style-name="P9"/>
      <text:p text:style-name="P50">node 2</text:p>
      <text:p text:style-name="P39"><text:span text:style-name="T28">Host : <text:s text:c="22"/></text:span><text:span text:style-name="T30"><text:s/></text:span><text:span text:style-name="T31">vm9889251596.bitcommand.com</text:span></text:p>
      <text:p text:style-name="P40">socket : <text:s text:c="16"/><text:span text:style-name="T45"><text:s text:c="5"/>/ Var / run / mysqld / mysqld.sock</text:span></text:p>
      <text:p text:style-name="P40">port : <text:s text:c="25"/><text:span text:style-name="T45">3306</text:span></text:p>
      <text:p text:style-name="P40"><text:soft-page-break/>Version : <text:s text:c="17"/><text:span text:style-name="T45"><text:s text:c="2"/></text:span><text:span text:style-name="T46">5</text:span><text:span text:style-name="T45">.</text:span><text:span text:style-name="T46">7</text:span><text:span text:style-name="T45">.2</text:span><text:span text:style-name="T46">8</text:span><text:span text:style-name="T45">-</text:span><text:span text:style-name="T46">01ubuntu0.16.04.2((Ubuntu)) <text:s text:c="2"/></text:span><text:span text:style-name="T45"><text:s/></text:span></text:p>
      <text:p text:style-name="P106">Compiled For : <text:s text:c="9"/><text:span text:style-name="T45">Linux(x86_64)</text:span></text:p>
      <text:p text:style-name="P107"><text:span text:style-name="T29">Configuration File : <text:s text:c="2"/></text:span><text:span text:style-name="T32">unknown</text:span></text:p>
      <text:p text:style-name="P64"/>
      <text:p text:style-name="P6"/>
      <text:p text:style-name="P6"/>
      <text:p text:style-name="P6"/>
      <text:p text:style-name="P6"/>
      <text:p text:style-name="P43"><text:a xlink:type="simple" xlink:href="http://bfpigdata.ir/" text:style-name="Internet_20_link" text:visited-style-name="Visited_20_Internet_20_Link">http://bfpigdata.ir/</text:a></text:p>
      <text:p text:style-name="P43">ssh <text:a xlink:type="simple" xlink:href="mailto:root@194.5.195.73" text:style-name="Internet_20_link" text:visited-style-name="Visited_20_Internet_20_Link">root@194.5.195.73</text:a></text:p>
      <text:p text:style-name="P43">09120912650@vatan</text:p>
      <text:p text:style-name="P43"/>
      <text:p text:style-name="P43"/>
      <text:p text:style-name="P43"/>
      <text:p text:style-name="P46">داشبورد فروش دیتابیس </text:p>
      <text:p text:style-name="P8">ip : <text:s/>95.38.72.4</text:p>
      <text:p text:style-name="P8">port : 2560</text:p>
      <text:p text:style-name="P8">uid: CRMERP</text:p>
      <text:p text:style-name="P8">pwd: CRMERP320//14</text:p>
      <text:p text:style-name="P46">database = "VATANZARINDB"</text:p>
      <text:p text:style-name="P46"/>
      <text:p text:style-name="P46"/>
      <text:p text:style-name="P46">روی این سرور</text:p>
      <text:p text:style-name="P46"><text:span text:style-name="T48">ssh root@</text:span>194.5.195.73</text:p>
      <text:p text:style-name="P46"><text:a xlink:type="simple" xlink:href="mailto:09120912650@vatan" text:style-name="Internet_20_link" text:visited-style-name="Visited_20_Internet_20_Link">09120912650@vatan</text:a></text:p>
      <text:p text:style-name="P47">194.5.195.73:<text:span text:style-name="T49">10000</text:span></text:p>
      <text:p text:style-name="P46"/>
      <text:p text:style-name="P48"><text:soft-page-break/>پارس پک</text:p>
      <text:p text:style-name="P48">https://cl.parspack.com/clients/clientarea.php</text:p>
      <text:p text:style-name="P48"><text:span text:style-name="T62">email = </text:span>bfpig.co@gmail.com</text:p>
      <text:p text:style-name="P48"><text:span text:style-name="T62">pass = </text:span>R.kh40443660</text:p>
      <text:p text:style-name="P48"/>
      <text:h text:style-name="P86" text:outline-level="3">VPN</text:h>
      <table:table table:name="Table9" table:style-name="Table9">
        <table:table-column table:style-name="Table9.A"/>
        <table:table-row table:style-name="TableLine94522781499088">
          <table:table-cell table:style-name="Table9.A1" office:value-type="string">
            <text:h text:style-name="P127" text:outline-level="3"><text:span text:style-name="T24">s</text:span><text:span text:style-name="T19">udo </text:span><text:span text:style-name="T25">sbin/</text:span><text:span text:style-name="T23">modprobe tun</text:span></text:h>
            <text:p text:style-name="P131"><text:span text:style-name="T23">sudo apt-get install openconnect</text:span></text:p>
            <text:h text:style-name="P127" text:outline-level="3"><text:span text:style-name="T20">sudo openconnect c1.</text:span><text:span text:style-name="T24">kmak.us</text:span><text:span text:style-name="T20">:443</text:span></text:h>
            <text:p text:style-name="P131"><text:span text:style-name="T21">km</text:span><text:span text:style-name="T19">2386136</text:span></text:p>
            <text:p text:style-name="P130">160417</text:p>
          </table:table-cell>
        </table:table-row>
      </table:table>
      <text:h text:style-name="P126" text:outline-level="3"/>
      <table:table table:name="Table10" table:style-name="Table10">
        <table:table-column table:style-name="Table10.A"/>
        <table:table-row table:style-name="TableLine94522781990480">
          <table:table-cell table:style-name="Table10.A1" office:value-type="string">
            <text:p text:style-name="P128">Sudo openconnect tr.sv333.me</text:p>
            <text:p text:style-name="P128">aminajlu</text:p>
            <text:p text:style-name="P128">amin121</text:p>
          </table:table-cell>
        </table:table-row>
      </table:table>
      <text:p text:style-name="P129"/>
      <table:table table:name="Table3" table:style-name="Table3">
        <table:table-column table:style-name="Table3.A"/>
        <table:table-row table:style-name="TableLine94522747006272">
          <table:table-cell table:style-name="Table3.A1" office:value-type="string">
            <text:p text:style-name="P89">Zelka</text:p>
            <text:p text:style-name="P90">ikco.pr</text:p>
            <text:p text:style-name="P90">Power@123</text:p>
          </table:table-cell>
        </table:table-row>
      </table:table>
      <text:p text:style-name="P87"/>
      <text:p text:style-name="P88"/>
      <text:p text:style-name="P87"/>
      <text:h text:style-name="P84" text:outline-level="3">گردش کار</text:h>
      <text:p text:style-name="P91"><text:a xlink:type="simple" xlink:href="http://workflow.bfpig.net:8091/Account/Login" text:style-name="Internet_20_link" text:visited-style-name="Visited_20_Internet_20_Link"><text:span text:style-name="T61">http://workflow.bfpig.net:8091/Account/Login</text:span></text:a><text:span text:style-name="T61"> </text:span></text:p>
      <text:p text:style-name="P95">user : <text:s/>990719</text:p>
      <text:p text:style-name="P95">pass : Maryam_5750</text:p>
      <text:p text:style-name="P91"><text:soft-page-break/></text:p>
      <text:p text:style-name="P94">کارتابل</text:p>
      <text:p text:style-name="P97"><text:a xlink:type="simple" xlink:href="http://bfpig.net/Account/Login?ReturnUrl=%2F&amp;tryCount=5" text:style-name="Internet_20_link" text:visited-style-name="Visited_20_Internet_20_Link">http://bfpig.net/Account/Login?ReturnUrl=%2F&amp;tryCount=5</text:a></text:p>
      <text:p text:style-name="P97">کدملی </text:p>
      <text:p text:style-name="P97">رمز عبور</text:p>
      <text:p text:style-name="P97"/>
      <text:p text:style-name="P97"/>
      <text:p text:style-name="P91"><text:a xlink:type="simple" xlink:href="https://developers.facebook.com/tools/explorer/" text:style-name="Internet_20_link" text:visited-style-name="Visited_20_Internet_20_Link"><text:span text:style-name="T65">https://developers.facebook.com/tools/explorer/</text:span></text:a></text:p>
      <text:p text:style-name="P96">password: Maryam_0911</text:p>
      <text:p text:style-name="P96"><text:a xlink:type="simple" xlink:href="mailto:aminajlu@gmail.com" text:style-name="Internet_20_link" text:visited-style-name="Visited_20_Internet_20_Link">aminajlu@gmail.com</text:a></text:p>
      <text:p text:style-name="P96">Amin121ajloo@</text:p>
      <text:p text:style-name="P96"/>
      <text:p text:style-name="P96"/>
      <text:p text:style-name="P92">email= <text:a xlink:type="simple" xlink:href="mailto:panel.panberes@gmail.com" text:style-name="Internet_20_link" text:visited-style-name="Visited_20_Internet_20_Link">panel.panberes@gmail.com</text:a></text:p>
      <text:p text:style-name="P92">password = p@nel.p@nberes</text:p>
      <text:p text:style-name="P91"/>
      <table:table table:name="Table8" table:style-name="Table8">
        <table:table-column table:style-name="Table8.A"/>
        <table:table-row table:style-name="TableLine94522747133744">
          <table:table-cell table:style-name="Table8.A1" office:value-type="string">
            <text:p text:style-name="P118">شماره مجازی دائمی</text:p>
            <text:p text:style-name="P115"/>
            <text:p text:style-name="P119">number = +1 (973) 739-8492</text:p>
            <text:p text:style-name="P119"/>
            <text:p text:style-name="P123"><text:span text:style-name="T69">username = </text:span><text:a xlink:type="simple" xlink:href="mailto:edparryujs@gmail.com" text:style-name="Internet_20_link" text:visited-style-name="Visited_20_Internet_20_Link"><text:span text:style-name="T69">edparryujs@gmail.com</text:span></text:a></text:p>
            <text:p text:style-name="P119"/>
            <text:p text:style-name="P119">password = Ynlzybwqryce</text:p>
            <text:p text:style-name="P119"/>
            <text:p text:style-name="P123"><text:span text:style-name="T70">retrieve_</text:span><text:span text:style-name="T69">email = </text:span><text:a xlink:type="simple" xlink:href="mailto:mhocz3777_rv@numberland.ir" text:style-name="Internet_20_link" text:visited-style-name="Visited_20_Internet_20_Link"><text:span text:style-name="T69">mhocz3777_rv@numberland.ir</text:span></text:a></text:p>
            <text:p text:style-name="P121"><text:soft-page-break/>ایمیل </text:p>
            <text:p text:style-name="P116"/>
            <text:p text:style-name="P116"/>
            <text:p text:style-name="P117">instagram account :</text:p>
            <text:p text:style-name="P117"/>
            <text:p text:style-name="P117">full name: Ed Parry</text:p>
            <text:p text:style-name="P117">username : Ed__Parry</text:p>
            <text:p text:style-name="P117">gmail and password according above:</text:p>
            <text:p text:style-name="P117"/>
            <text:p text:style-name="P124"><text:a xlink:type="simple" xlink:href="mailto:edparryujs@gmail.com" text:style-name="Internet_20_link" text:visited-style-name="Visited_20_Internet_20_Link"><text:span text:style-name="T69">edparryujs@gmail.com</text:span></text:a></text:p>
            <text:p text:style-name="P120"/>
            <text:p text:style-name="P120">Ynlzybwqryce</text:p>
            <text:p text:style-name="P120"/>
            <text:p text:style-name="P122">Febraury, 26, 1988</text:p>
            <text:p text:style-name="P120"/>
            <text:p text:style-name="P117"/>
          </table:table-cell>
        </table:table-row>
      </table:table>
      <text:p text:style-name="P91"/>
      <text:p text:style-name="P91"/>
      <text:p text:style-name="P91"/>
      <text:p text:style-name="P93"/>
      <text:h text:style-name="P83" text:outline-level="3">Open Webmin Port on Ubuntu Firewall</text:h>
      <text:p text:style-name="P48"><text:span text:style-name="T47">&gt;&gt;&gt; </text:span>sudo ufw allow 10000/tcp</text:p>
      <text:p text:style-name="P51">Rules updated</text:p>
      <text:p text:style-name="P51">Rules updated (v6)</text:p>
      <text:p text:style-name="P51"/>
      <text:p text:style-name="P49">To check ufw is running:</text:p>
      <text:p text:style-name="P59"><text:span text:style-name="T47">&gt;&gt;&gt; </text:span>sudo ufw status verbose</text:p>
      <text:p text:style-name="P52">Status: inactive</text:p>
      <text:p text:style-name="P55"><text:span text:style-name="T59">type ‘</text:span><text:span text:style-name="T60">sudo nano /etc/ufw/ufw.con</text:span><text:span text:style-name="T59">f’ <text:s/>and change </text:span><text:span text:style-name="T39">ENABLED </text:span><text:span text:style-name="T40">to yes</text:span></text:p>
      <text:p text:style-name="P60"><text:span text:style-name="T47">&gt;&gt;&gt; </text:span>sudo ufw reload</text:p>
      <text:p text:style-name="P51"><text:soft-page-break/>Firewall reloaded</text:p>
      <text:p text:style-name="P51"/>
      <text:p text:style-name="P58">To check your SSL version:</text:p>
      <text:p text:style-name="P54">&gt;&gt;&gt; openssl version</text:p>
      <text:p text:style-name="P54">OpenSSL 1.1.1f <text:s/>31 Mar 2020</text:p>
      <text:p text:style-name="P57"/>
      <text:p text:style-name="P80"><text:span text:style-name="T17">T</text:span><text:span text:style-name="T18">o activate firewall:</text:span></text:p>
      <text:p text:style-name="P53">&gt;&gt;&gt; sudo ufw disable</text:p>
      <text:p text:style-name="P53"/>
      <text:p text:style-name="P82"><text:span text:style-name="T16">T</text:span><text:span text:style-name="T15">o deactivate the firewall:</text:span></text:p>
      <text:p text:style-name="P53">&gt;&gt;&gt; sudo ufw enable</text:p>
      <text:p text:style-name="P48"/>
      <text:p text:style-name="P48"/>
      <text:p text:style-name="P81"><text:span text:style-name="T13">To install pyodbc </text:span><text:span text:style-name="T14">module</text:span><text:span text:style-name="T13">:</text:span></text:p>
      <text:p text:style-name="P101"><text:span text:style-name="Source_20_Text"><text:span text:style-name="T44">&gt;&gt;&gt; </text:span></text:span><text:span text:style-name="Source_20_Text"><text:span text:style-name="T42">sudo apt-get install unixodbc-dev</text:span></text:span></text:p>
      <text:p text:style-name="P101"><text:span text:style-name="Source_20_Text"><text:span text:style-name="T44">&gt;&gt;&gt; </text:span></text:span><text:span text:style-name="Source_20_Text"><text:span text:style-name="T42">sudo apt-get install python</text:span></text:span><text:span text:style-name="Source_20_Text"><text:span text:style-name="T43">3</text:span></text:span><text:span text:style-name="Source_20_Text"><text:span text:style-name="T42">-pip</text:span></text:span></text:p>
      <text:p text:style-name="P101"><text:span text:style-name="Source_20_Text"><text:span text:style-name="T44">&gt;&gt;&gt; </text:span></text:span><text:span text:style-name="Source_20_Text"><text:span text:style-name="T42">pip</text:span></text:span><text:span text:style-name="Source_20_Text"><text:span text:style-name="T43">3</text:span></text:span><text:span text:style-name="Source_20_Text"><text:span text:style-name="T42"> install pyodbc</text:span></text:span></text:p>
      <text:p text:style-name="P101"><text:span text:style-name="Source_20_Text"><text:span text:style-name="T42"/></text:span></text:p>
      <text:p text:style-name="P101"><text:span text:style-name="Source_20_Text"><text:span text:style-name="T42"/></text:span></text:p>
      <text:p text:style-name="P101"><text:span text:style-name="Source_20_Text"><text:span text:style-name="T42"/></text:span></text:p>
      <text:h text:style-name="P85" text:outline-level="3"><text:bookmark text:name="Database_management_system"/><text:span text:style-name="Source_20_Text"><text:span text:style-name="T50">Database management system</text:span></text:span></text:h>
      <text:p text:style-name="P41"><text:span text:style-name="T33"><text:s/></text:span><text:span text:style-name="T34">It is a </text:span><text:span text:style-name="T33">software system that enables users to define, create, maintain and control access to the database".Examples of DBMS's include </text:span><text:a xlink:type="simple" xlink:href="https://en.wikipedia.org/wiki/MySQL" text:style-name="Internet_20_link" text:visited-style-name="Visited_20_Internet_20_Link"><text:span text:style-name="T35">MySQL</text:span></text:a><text:span text:style-name="T33">, </text:span><text:a xlink:type="simple" xlink:href="https://en.wikipedia.org/wiki/PostgreSQL" text:style-name="Internet_20_link" text:visited-style-name="Visited_20_Internet_20_Link"><text:span text:style-name="T35">PostgreSQL</text:span></text:a><text:span text:style-name="T33">, </text:span><text:a xlink:type="simple" xlink:href="https://en.wikipedia.org/wiki/Microsoft_SQL_Server" text:style-name="Internet_20_link" text:visited-style-name="Visited_20_Internet_20_Link"><text:span text:style-name="T35">Microsoft SQL Server</text:span></text:a><text:span text:style-name="T33">, </text:span><text:a xlink:type="simple" xlink:href="https://en.wikipedia.org/wiki/Oracle_Database" text:style-name="Internet_20_link" text:visited-style-name="Visited_20_Internet_20_Link"><text:span text:style-name="T35">Oracle Database</text:span></text:a><text:span text:style-name="T33">, and </text:span><text:a xlink:type="simple" xlink:href="https://en.wikipedia.org/wiki/Microsoft_Access" text:style-name="Internet_20_link" text:visited-style-name="Visited_20_Internet_20_Link"><text:span text:style-name="T35">Microsoft Access</text:span></text:a><text:span text:style-name="T33">.</text:span></text:p>
      <text:p text:style-name="P101"><text:span text:style-name="Source_20_Text"><text:span text:style-name="T42"/></text:span></text:p>
      <text:p text:style-name="P101"><text:span text:style-name="Source_20_Text"><text:span text:style-name="T42"/></text:span></text:p>
      <text:p text:style-name="P101"><text:soft-page-break/><text:span text:style-name="Source_20_Text"><text:span text:style-name="T42"/></text:span></text:p>
      <text:h text:style-name="P99" text:outline-level="1"><text:bookmark text:name="firstHeading"/><text:span text:style-name="Source_20_Text"><text:span text:style-name="T55">Open Database Connectivity</text:span></text:span></text:h>
      <text:p text:style-name="P101"><text:span text:style-name="Source_20_Text"><text:span text:style-name="T51">In </text:span></text:span><text:a xlink:type="simple" xlink:href="https://en.wikipedia.org/wiki/Computing" text:style-name="Internet_20_link" text:visited-style-name="Visited_20_Internet_20_Link"><text:span text:style-name="Source_20_Text"><text:span text:style-name="T54">computing</text:span></text:span></text:a><text:span text:style-name="Source_20_Text"><text:span text:style-name="T51">, Open Database Connectivity</text:span></text:span><text:span text:style-name="Source_20_Text"><text:span text:style-name="T53"> </text:span></text:span><text:span text:style-name="Source_20_Text"><text:span text:style-name="T51">(ODBC) is a standard </text:span></text:span><text:a xlink:type="simple" xlink:href="https://en.wikipedia.org/wiki/Application_programming_interface" text:style-name="Internet_20_link" text:visited-style-name="Visited_20_Internet_20_Link"><text:span text:style-name="Source_20_Text"><text:span text:style-name="T54">application programming interface</text:span></text:span></text:a><text:span text:style-name="Source_20_Text"><text:span text:style-name="T52"> </text:span></text:span><text:span text:style-name="Source_20_Text"><text:span text:style-name="T51">(API) for accessing </text:span></text:span><text:a xlink:type="simple" xlink:href="https://en.wikipedia.org/wiki/Database_management_system" text:style-name="Internet_20_link" text:visited-style-name="Visited_20_Internet_20_Link"><text:span text:style-name="Source_20_Text"><text:span text:style-name="T54">database management systems</text:span></text:span></text:a><text:span text:style-name="Source_20_Text"><text:span text:style-name="T52"> </text:span></text:span><text:span text:style-name="Source_20_Text"><text:span text:style-name="T51">(DBMS). The designers of ODBC aimed to make it independent of database systems and </text:span></text:span><text:a xlink:type="simple" xlink:href="https://en.wikipedia.org/wiki/Operating_system" text:style-name="Internet_20_link" text:visited-style-name="Visited_20_Internet_20_Link"><text:span text:style-name="Source_20_Text"><text:span text:style-name="T54">operating systems</text:span></text:span></text:a><text:span text:style-name="Source_20_Text"><text:span text:style-name="T51">.</text:span></text:span></text:p>
      <text:p text:style-name="P56"/>
      <text:p text:style-name="P61">Pyodbc</text:p>
      <text:p text:style-name="P73">Pyodbc is an open source Python module that makes accessing ODBC databases simple. It implements the DB API 2.0 specification. Using pyodbc, you can easily connect Python applications to data sources with an ODBC driver.</text:p>
      <text:p text:style-name="P73"/>
      <text:p text:style-name="P78">The Microsoft ODBC Driver 17 for SQL Server</text:p>
      <text:p text:style-name="P74"><text:span text:style-name="T57">The Microsoft ODBC Driver 17 for SQL Server</text:span> provides native connectivity from Windows, Linux, &amp; macOS to SQL Server and Azure SQL Databases. Note that this driver supports SQL Server 2019 only from version 17.3.</text:p>
      <text:p text:style-name="P74"/>
      <text:p text:style-name="P79">Install the Microsoft ODBC driver for SQL Server Linux (Ubuntu 18.04).txt </text:p>
      <text:p text:style-name="P75"/>
      <text:p text:style-name="P75"><text:span text:style-name="T56">&gt;&gt;&gt; </text:span>sudo su</text:p>
      <text:p text:style-name="P75"><text:span text:style-name="T56">&gt;&gt;&gt; </text:span>curl https://packages.microsoft.com/keys/microsoft.asc | apt-key add -</text:p>
      <text:p text:style-name="P75"><text:span text:style-name="T56">&gt;&gt;&gt; </text:span>curl https://packages.microsoft.com/config/ubuntu/20.04/prod.list &gt; /etc/apt/sources.list.d/mssql-release.list</text:p>
      <text:p text:style-name="P75"><text:span text:style-name="T56">&gt;&gt;&gt; </text:span>exit</text:p>
      <text:p text:style-name="P75"><text:span text:style-name="T56">&gt;&gt;&gt; </text:span>sudo apt-get update</text:p>
      <text:p text:style-name="P75"><text:span text:style-name="T56">&gt;&gt;&gt; </text:span>sudo ACCEPT_EULA=Y apt-get install msodbcsql17</text:p>
      <text:p text:style-name="P75"><text:span text:style-name="T56">&gt;&gt;&gt; </text:span>sudo ACCEPT_EULA=Y apt-get install mssql-tools</text:p>
      <text:p text:style-name="P75"><text:span text:style-name="T56">&gt;&gt;&gt; </text:span>echo 'export PATH="$PATH:/opt/mssql-tools/bin"' &gt;&gt; ~/.bash_profile</text:p>
      <text:p text:style-name="P75"><text:soft-page-break/><text:span text:style-name="T56">&gt;&gt;&gt; </text:span>echo 'export PATH="$PATH:/opt/mssql-tools/bin"' &gt;&gt; ~/.bashrc</text:p>
      <text:p text:style-name="P75"><text:span text:style-name="T56">&gt;&gt;&gt; </text:span>source ~/.bashrc</text:p>
      <text:p text:style-name="P75"><text:span text:style-name="T56">&gt;&gt;&gt; </text:span>sudo apt-get install unixodbc-dev</text:p>
      <text:p text:style-name="P74"/>
      <text:p text:style-name="P74"/>
      <text:p text:style-name="P74"/>
      <text:p text:style-name="P27">&lt;div class="input-group"&gt;</text:p>
      <text:p text:style-name="P27">&lt;input type="text" id="msg-friends" class="form-control" placeholder="جستجو"&gt;</text:p>
      <text:p text:style-name="P27">&lt;div class="input-group-append"&gt;</text:p>
      <text:p text:style-name="P27">&lt;span class="input-group-text"&gt;&lt;i class="feather icon-search"&gt;&lt;/i&gt;&lt;/span&gt;</text:p>
      <text:p text:style-name="P28">&lt;/div&gt;</text:p>
      <text:p text:style-name="P28">&lt;/div&gt;</text:p>
      <text:p text:style-name="P74"/>
      <text:p text:style-name="P74"/>
      <text:p text:style-name="P74"/>
      <text:p text:style-name="P74"/>
      <text:p text:style-name="P76">(PID) : <text:a xlink:type="simple" xlink:href="https://www.darmankade.com/blog/pelvic-inflammatory-disease/" text:style-name="Internet_20_link" text:visited-style-name="Visited_20_Internet_20_Link">https://www.darmankade.com/blog/pelvic-inflammatory-disease/</text:a></text:p>
      <text:p text:style-name="P76"/>
      <text:p text:style-name="P76">(Endometriosis) : <text:a xlink:type="simple" xlink:href="https://www.darmankade.com/blog/endometriosis/" text:style-name="Internet_20_link" text:visited-style-name="Visited_20_Internet_20_Link">https://www.darmankade.com/blog/endometriosis/</text:a></text:p>
      <text:p text:style-name="P76"/>
      <text:p text:style-name="P77">(Adenomios) : <text:a xlink:type="simple" xlink:href="https://www.darmankade.com/blog/adenomyosis/" text:style-name="Internet_20_link" text:visited-style-name="Visited_20_Internet_20_Link">https://www.darmankade.com/blog/adenomyosis/</text:a></text:p>
      <text:p text:style-name="P77"/>
      <text:p text:style-name="P103">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</text:p>
      <text:p text:style-name="P98"><text:span text:style-name="Strong_20_Emphasis"><text:span text:style-name="T68"/></text:span></text:p>
      <text:p text:style-name="P98"><text:span text:style-name="Strong_20_Emphasis"><text:span text:style-name="T68"/></text:span></text:p>
      <text:p text:style-name="P98"><text:span text:style-name="Strong_20_Emphasis"><text:span text:style-name="T68"/></text:span></text:p>
      <text:p text:style-name="P98"><text:span text:style-name="Strong_20_Emphasis"><text:span text:style-name="T68"/></text:span></text:p>
      <text:p text:style-name="P98"><text:span text:style-name="Strong_20_Emphasis"><text:span text:style-name="T68"/></text:span></text:p>
      <text:p text:style-name="P98"><text:span text:style-name="Strong_20_Emphasis"><text:span text:style-name="T68"/></text:span></text:p>
      <text:p text:style-name="P98"><text:span text:style-name="Strong_20_Emphasis"><text:span text:style-name="T68"/></text:span></text:p>
      <text:p text:style-name="P98"><text:soft-page-break/><text:span text:style-name="Strong_20_Emphasis"><text:span text:style-name="T68"/></text:span></text:p>
      <text:p text:style-name="P34"><text:span text:style-name="Strong_20_Emphasis"><text:span text:style-name="T6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Linux Libertine" svg:font-family="'Linux Libertine', Georgia, Times, serif"/>
    <style:font-face style:name="Lohit Devanagari1" svg:font-family="'Lohit Devanagari'"/>
    <style:font-face style:name="Menlo" svg:font-family="Menlo, Consolas, monaco, monospace"/>
    <style:font-face style:name="Nunito" svg:font-family="Nunito, sans-serif"/>
    <style:font-face style:name="Roboto" svg:font-family="Roboto, Arial, Gadget, sans-serif"/>
    <style:font-face style:name="arial" svg:font-family="arial, helvetica"/>
    <style:font-face style:name="inherit" svg:font-family="inherit"/>
    <style:font-face style:name="sans-serif" svg:font-family="sans-serif"/>
    <style:font-face style:name="var theme-question-title-font-family" svg:font-family="'var theme-question-titl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1T20:35:16.370862762</meta:creation-date>
    <dc:date>2022-05-23T14:40:14.194502826</dc:date>
    <meta:editing-duration>P2DT11H46M54S</meta:editing-duration>
    <meta:editing-cycles>111</meta:editing-cycles>
    <meta:generator>LibreOffice/6.4.7.2$Linux_X86_64 LibreOffice_project/40$Build-2</meta:generator>
    <meta:document-statistic meta:table-count="10" meta:image-count="0" meta:object-count="0" meta:page-count="13" meta:paragraph-count="199" meta:word-count="662" meta:character-count="5999" meta:non-whitespace-character-count="5383"/>
  </office:meta>
</office:document-meta>
</file>